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6.874cm" svg:y="455.711cm">
            <draw:object draw:notify-on-update-of-ranges="Sheet1.B1:Sheet1.B1024 Sheet1.C1:Sheet1.C10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04.01" calcext:value-type="float">
            <text:p>404.0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08.02" calcext:value-type="float">
            <text:p>408.0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2.02" calcext:value-type="float">
            <text:p>412.0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6.03" calcext:value-type="float">
            <text:p>416.0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0.04" calcext:value-type="float">
            <text:p>420.0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4.05" calcext:value-type="float">
            <text:p>424.0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8.05" calcext:value-type="float">
            <text:p>428.0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2.06" calcext:value-type="float">
            <text:p>432.0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6.07" calcext:value-type="float">
            <text:p>436.0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0.08" calcext:value-type="float">
            <text:p>440.0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4.09" calcext:value-type="float">
            <text:p>444.0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8.09" calcext:value-type="float">
            <text:p>448.0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52.1" calcext:value-type="float">
            <text:p>452.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56.11" calcext:value-type="float">
            <text:p>456.1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60.12" calcext:value-type="float">
            <text:p>460.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64.13" calcext:value-type="float">
            <text:p>464.1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68.13" calcext:value-type="float">
            <text:p>468.1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72.14" calcext:value-type="float">
            <text:p>472.1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76.15" calcext:value-type="float">
            <text:p>476.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80.16" calcext:value-type="float">
            <text:p>480.1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84.16" calcext:value-type="float">
            <text:p>484.1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88.17" calcext:value-type="float">
            <text:p>488.1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92.18" calcext:value-type="float">
            <text:p>492.1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96.19" calcext:value-type="float">
            <text:p>496.1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500.2" calcext:value-type="float">
            <text:p>500.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504.2" calcext:value-type="float">
            <text:p>504.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508.21" calcext:value-type="float">
            <text:p>508.2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512.22" calcext:value-type="float">
            <text:p>512.2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516.23" calcext:value-type="float">
            <text:p>516.2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520.23" calcext:value-type="float">
            <text:p>520.2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524.24" calcext:value-type="float">
            <text:p>524.2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528.25" calcext:value-type="float">
            <text:p>528.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532.26" calcext:value-type="float">
            <text:p>532.2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536.27" calcext:value-type="float">
            <text:p>536.2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540.27" calcext:value-type="float">
            <text:p>540.2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544.28" calcext:value-type="float">
            <text:p>544.2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548.29" calcext:value-type="float">
            <text:p>548.2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552.3" calcext:value-type="float">
            <text:p>552.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556.3" calcext:value-type="float">
            <text:p>556.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560.31" calcext:value-type="float">
            <text:p>560.3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564.32" calcext:value-type="float">
            <text:p>564.3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568.33" calcext:value-type="float">
            <text:p>568.3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572.34" calcext:value-type="float">
            <text:p>572.3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576.34" calcext:value-type="float">
            <text:p>576.3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580.35" calcext:value-type="float">
            <text:p>580.3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584.36" calcext:value-type="float">
            <text:p>584.3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588.37" calcext:value-type="float">
            <text:p>588.3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592.38" calcext:value-type="float">
            <text:p>592.3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596.38" calcext:value-type="float">
            <text:p>596.3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600.39" calcext:value-type="float">
            <text:p>600.3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604.4" calcext:value-type="float">
            <text:p>604.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608.41" calcext:value-type="float">
            <text:p>608.4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612.41" calcext:value-type="float">
            <text:p>612.4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616.42" calcext:value-type="float">
            <text:p>616.4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620.43" calcext:value-type="float">
            <text:p>620.4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624.44" calcext:value-type="float">
            <text:p>624.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628.45" calcext:value-type="float">
            <text:p>628.4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632.45" calcext:value-type="float">
            <text:p>632.4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636.46" calcext:value-type="float">
            <text:p>636.4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640.47" calcext:value-type="float">
            <text:p>640.4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644.48" calcext:value-type="float">
            <text:p>644.4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648.48" calcext:value-type="float">
            <text:p>648.4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652.49" calcext:value-type="float">
            <text:p>652.4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656.5" calcext:value-type="float">
            <text:p>656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660.51" calcext:value-type="float">
            <text:p>660.5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664.52" calcext:value-type="float">
            <text:p>664.5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668.52" calcext:value-type="float">
            <text:p>668.5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672.53" calcext:value-type="float">
            <text:p>672.5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676.54" calcext:value-type="float">
            <text:p>676.5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680.55" calcext:value-type="float">
            <text:p>680.5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684.56" calcext:value-type="float">
            <text:p>684.5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688.56" calcext:value-type="float">
            <text:p>688.5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692.57" calcext:value-type="float">
            <text:p>692.5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696.58" calcext:value-type="float">
            <text:p>696.5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00.59" calcext:value-type="float">
            <text:p>700.5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04.59" calcext:value-type="float">
            <text:p>704.5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08.6" calcext:value-type="float">
            <text:p>708.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12.61" calcext:value-type="float">
            <text:p>712.6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16.62" calcext:value-type="float">
            <text:p>716.6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20.63" calcext:value-type="float">
            <text:p>720.6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24.63" calcext:value-type="float">
            <text:p>724.6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28.64" calcext:value-type="float">
            <text:p>728.6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32.65" calcext:value-type="float">
            <text:p>732.6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36.66" calcext:value-type="float">
            <text:p>736.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40.66" calcext:value-type="float">
            <text:p>740.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44.67" calcext:value-type="float">
            <text:p>744.6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48.68" calcext:value-type="float">
            <text:p>748.6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52.69" calcext:value-type="float">
            <text:p>752.6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56.7" calcext:value-type="float">
            <text:p>756.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60.7" calcext:value-type="float">
            <text:p>760.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64.71" calcext:value-type="float">
            <text:p>764.7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68.72" calcext:value-type="float">
            <text:p>768.7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72.73" calcext:value-type="float">
            <text:p>772.7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76.74" calcext:value-type="float">
            <text:p>776.7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80.74" calcext:value-type="float">
            <text:p>780.7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84.75" calcext:value-type="float">
            <text:p>784.7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88.76" calcext:value-type="float">
            <text:p>788.7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92.77" calcext:value-type="float">
            <text:p>792.7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796.77" calcext:value-type="float">
            <text:p>796.7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800.78" calcext:value-type="float">
            <text:p>800.7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804.79" calcext:value-type="float">
            <text:p>804.7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808.8" calcext:value-type="float">
            <text:p>808.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812.81" calcext:value-type="float">
            <text:p>812.8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816.81" calcext:value-type="float">
            <text:p>816.8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820.82" calcext:value-type="float">
            <text:p>820.8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824.83" calcext:value-type="float">
            <text:p>824.8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828.84" calcext:value-type="float">
            <text:p>828.8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832.84" calcext:value-type="float">
            <text:p>832.8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836.85" calcext:value-type="float">
            <text:p>836.8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840.86" calcext:value-type="float">
            <text:p>840.8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844.87" calcext:value-type="float">
            <text:p>844.8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848.88" calcext:value-type="float">
            <text:p>848.8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852.88" calcext:value-type="float">
            <text:p>852.8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856.89" calcext:value-type="float">
            <text:p>856.8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860.9" calcext:value-type="float">
            <text:p>860.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864.91" calcext:value-type="float">
            <text:p>864.9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868.91" calcext:value-type="float">
            <text:p>868.9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872.92" calcext:value-type="float">
            <text:p>872.9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876.93" calcext:value-type="float">
            <text:p>876.9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880.94" calcext:value-type="float">
            <text:p>880.9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884.95" calcext:value-type="float">
            <text:p>884.9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888.95" calcext:value-type="float">
            <text:p>888.9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892.96" calcext:value-type="float">
            <text:p>892.9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896.97" calcext:value-type="float">
            <text:p>896.9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900.98" calcext:value-type="float">
            <text:p>900.9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904.99" calcext:value-type="float">
            <text:p>904.9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908.99" calcext:value-type="float">
            <text:p>908.9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913" calcext:value-type="float">
            <text:p>91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917.01" calcext:value-type="float">
            <text:p>917.0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921.02" calcext:value-type="float">
            <text:p>921.0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925.02" calcext:value-type="float">
            <text:p>925.0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929.03" calcext:value-type="float">
            <text:p>929.0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933.04" calcext:value-type="float">
            <text:p>933.0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937.05" calcext:value-type="float">
            <text:p>937.0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941.06" calcext:value-type="float">
            <text:p>941.0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945.06" calcext:value-type="float">
            <text:p>945.0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949.07" calcext:value-type="float">
            <text:p>949.0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953.08" calcext:value-type="float">
            <text:p>953.0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957.09" calcext:value-type="float">
            <text:p>957.0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961.09" calcext:value-type="float">
            <text:p>961.0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965.1" calcext:value-type="float">
            <text:p>965.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969.11" calcext:value-type="float">
            <text:p>969.1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973.12" calcext:value-type="float">
            <text:p>973.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977.13" calcext:value-type="float">
            <text:p>977.1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981.13" calcext:value-type="float">
            <text:p>981.1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985.14" calcext:value-type="float">
            <text:p>985.1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989.15" calcext:value-type="float">
            <text:p>989.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993.16" calcext:value-type="float">
            <text:p>993.1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997.17" calcext:value-type="float">
            <text:p>997.1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001.17" calcext:value-type="float">
            <text:p>1001.1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005.18" calcext:value-type="float">
            <text:p>1005.1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009.19" calcext:value-type="float">
            <text:p>1009.1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013.2" calcext:value-type="float">
            <text:p>1013.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017.2" calcext:value-type="float">
            <text:p>1017.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021.21" calcext:value-type="float">
            <text:p>1021.2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025.22" calcext:value-type="float">
            <text:p>1025.2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029.23" calcext:value-type="float">
            <text:p>1029.2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033.24" calcext:value-type="float">
            <text:p>1033.2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037.24" calcext:value-type="float">
            <text:p>1037.2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041.25" calcext:value-type="float">
            <text:p>1041.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045.26" calcext:value-type="float">
            <text:p>1045.2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049.27" calcext:value-type="float">
            <text:p>1049.2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053.27" calcext:value-type="float">
            <text:p>1053.2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057.28" calcext:value-type="float">
            <text:p>1057.2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061.29" calcext:value-type="float">
            <text:p>1061.2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065.3" calcext:value-type="float">
            <text:p>1065.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069.31" calcext:value-type="float">
            <text:p>1069.3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073.31" calcext:value-type="float">
            <text:p>1073.3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077.32" calcext:value-type="float">
            <text:p>1077.3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081.33" calcext:value-type="float">
            <text:p>1081.3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085.34" calcext:value-type="float">
            <text:p>1085.3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089.35" calcext:value-type="float">
            <text:p>1089.3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093.35" calcext:value-type="float">
            <text:p>1093.3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097.36" calcext:value-type="float">
            <text:p>1097.3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101.37" calcext:value-type="float">
            <text:p>1101.3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105.38" calcext:value-type="float">
            <text:p>1105.3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109.38" calcext:value-type="float">
            <text:p>1109.3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113.39" calcext:value-type="float">
            <text:p>1113.3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117.4" calcext:value-type="float">
            <text:p>1117.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121.41" calcext:value-type="float">
            <text:p>1121.4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125.42" calcext:value-type="float">
            <text:p>1125.4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129.42" calcext:value-type="float">
            <text:p>1129.4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133.43" calcext:value-type="float">
            <text:p>1133.4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137.44" calcext:value-type="float">
            <text:p>1137.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141.45" calcext:value-type="float">
            <text:p>1141.4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145.45" calcext:value-type="float">
            <text:p>1145.4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149.46" calcext:value-type="float">
            <text:p>1149.4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153.47" calcext:value-type="float">
            <text:p>1153.4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157.48" calcext:value-type="float">
            <text:p>1157.4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161.49" calcext:value-type="float">
            <text:p>1161.4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165.49" calcext:value-type="float">
            <text:p>1165.4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169.5" calcext:value-type="float">
            <text:p>1169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173.51" calcext:value-type="float">
            <text:p>1173.5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177.52" calcext:value-type="float">
            <text:p>1177.5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181.52" calcext:value-type="float">
            <text:p>1181.5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185.53" calcext:value-type="float">
            <text:p>1185.5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189.54" calcext:value-type="float">
            <text:p>1189.5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193.55" calcext:value-type="float">
            <text:p>1193.5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197.56" calcext:value-type="float">
            <text:p>1197.5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201.56" calcext:value-type="float">
            <text:p>1201.5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205.57" calcext:value-type="float">
            <text:p>1205.5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209.58" calcext:value-type="float">
            <text:p>1209.5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213.59" calcext:value-type="float">
            <text:p>1213.5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217.6" calcext:value-type="float">
            <text:p>1217.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221.6" calcext:value-type="float">
            <text:p>1221.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225.61" calcext:value-type="float">
            <text:p>1225.6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229.62" calcext:value-type="float">
            <text:p>1229.6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233.63" calcext:value-type="float">
            <text:p>1233.6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237.63" calcext:value-type="float">
            <text:p>1237.6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241.64" calcext:value-type="float">
            <text:p>1241.6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245.65" calcext:value-type="float">
            <text:p>1245.6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249.66" calcext:value-type="float">
            <text:p>1249.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253.67" calcext:value-type="float">
            <text:p>1253.6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257.67" calcext:value-type="float">
            <text:p>1257.6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261.68" calcext:value-type="float">
            <text:p>1261.6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265.69" calcext:value-type="float">
            <text:p>1265.6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269.7" calcext:value-type="float">
            <text:p>1269.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273.7" calcext:value-type="float">
            <text:p>1273.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277.71" calcext:value-type="float">
            <text:p>1277.7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281.72" calcext:value-type="float">
            <text:p>1281.7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285.73" calcext:value-type="float">
            <text:p>1285.7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289.74" calcext:value-type="float">
            <text:p>1289.7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293.74" calcext:value-type="float">
            <text:p>1293.7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297.75" calcext:value-type="float">
            <text:p>1297.7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301.76" calcext:value-type="float">
            <text:p>1301.7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305.77" calcext:value-type="float">
            <text:p>1305.7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309.78" calcext:value-type="float">
            <text:p>1309.7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313.78" calcext:value-type="float">
            <text:p>1313.7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317.79" calcext:value-type="float">
            <text:p>1317.7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321.8" calcext:value-type="float">
            <text:p>1321.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325.81" calcext:value-type="float">
            <text:p>1325.8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329.81" calcext:value-type="float">
            <text:p>1329.8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333.82" calcext:value-type="float">
            <text:p>1333.8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337.83" calcext:value-type="float">
            <text:p>1337.8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341.84" calcext:value-type="float">
            <text:p>1341.8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345.85" calcext:value-type="float">
            <text:p>1345.8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349.85" calcext:value-type="float">
            <text:p>1349.8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353.86" calcext:value-type="float">
            <text:p>1353.8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357.87" calcext:value-type="float">
            <text:p>1357.8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361.88" calcext:value-type="float">
            <text:p>1361.8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365.88" calcext:value-type="float">
            <text:p>1365.8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369.89" calcext:value-type="float">
            <text:p>1369.8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373.9" calcext:value-type="float">
            <text:p>1373.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377.91" calcext:value-type="float">
            <text:p>1377.9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381.92" calcext:value-type="float">
            <text:p>1381.9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385.92" calcext:value-type="float">
            <text:p>1385.9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389.93" calcext:value-type="float">
            <text:p>1389.9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393.94" calcext:value-type="float">
            <text:p>1393.9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397.95" calcext:value-type="float">
            <text:p>1397.9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401.96" calcext:value-type="float">
            <text:p>1401.9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405.96" calcext:value-type="float">
            <text:p>1405.9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409.97" calcext:value-type="float">
            <text:p>1409.9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413.98" calcext:value-type="float">
            <text:p>1413.9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417.99" calcext:value-type="float">
            <text:p>1417.9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421.99" calcext:value-type="float">
            <text:p>1421.9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426" calcext:value-type="float">
            <text:p>142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430.01" calcext:value-type="float">
            <text:p>1430.0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434.02" calcext:value-type="float">
            <text:p>1434.0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438.03" calcext:value-type="float">
            <text:p>1438.0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442.03" calcext:value-type="float">
            <text:p>1442.0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446.04" calcext:value-type="float">
            <text:p>1446.0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450.05" calcext:value-type="float">
            <text:p>1450.0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454.06" calcext:value-type="float">
            <text:p>1454.0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458.06" calcext:value-type="float">
            <text:p>1458.0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462.07" calcext:value-type="float">
            <text:p>1462.0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466.08" calcext:value-type="float">
            <text:p>1466.0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470.09" calcext:value-type="float">
            <text:p>1470.0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474.1" calcext:value-type="float">
            <text:p>1474.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478.1" calcext:value-type="float">
            <text:p>1478.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482.11" calcext:value-type="float">
            <text:p>1482.1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486.12" calcext:value-type="float">
            <text:p>1486.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490.13" calcext:value-type="float">
            <text:p>1490.1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494.13" calcext:value-type="float">
            <text:p>1494.1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498.14" calcext:value-type="float">
            <text:p>1498.1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502.15" calcext:value-type="float">
            <text:p>1502.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506.16" calcext:value-type="float">
            <text:p>1506.1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510.17" calcext:value-type="float">
            <text:p>1510.1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514.17" calcext:value-type="float">
            <text:p>1514.1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518.18" calcext:value-type="float">
            <text:p>1518.1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522.19" calcext:value-type="float">
            <text:p>1522.1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526.2" calcext:value-type="float">
            <text:p>1526.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530.21" calcext:value-type="float">
            <text:p>1530.2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534.21" calcext:value-type="float">
            <text:p>1534.2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538.22" calcext:value-type="float">
            <text:p>1538.2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542.23" calcext:value-type="float">
            <text:p>1542.2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546.24" calcext:value-type="float">
            <text:p>1546.2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550.24" calcext:value-type="float">
            <text:p>1550.24</text:p>
          </table:table-cell>
          <table:table-cell office:value-type="float" office:value="999.996083574334" calcext:value-type="float">
            <text:p>999.996083574334</text:p>
          </table:table-cell>
        </table:table-row>
        <table:table-row table:style-name="ro1">
          <table:table-cell/>
          <table:table-cell office:value-type="float" office:value="1554.25" calcext:value-type="float">
            <text:p>1554.25</text:p>
          </table:table-cell>
          <table:table-cell office:value-type="float" office:value="999.991194333275" calcext:value-type="float">
            <text:p>999.991194333275</text:p>
          </table:table-cell>
        </table:table-row>
        <table:table-row table:style-name="ro1">
          <table:table-cell/>
          <table:table-cell office:value-type="float" office:value="1558.26" calcext:value-type="float">
            <text:p>1558.26</text:p>
          </table:table-cell>
          <table:table-cell office:value-type="float" office:value="999.980894362159" calcext:value-type="float">
            <text:p>999.980894362159</text:p>
          </table:table-cell>
        </table:table-row>
        <table:table-row table:style-name="ro1">
          <table:table-cell/>
          <table:table-cell office:value-type="float" office:value="1562.27" calcext:value-type="float">
            <text:p>1562.27</text:p>
          </table:table-cell>
          <table:table-cell office:value-type="float" office:value="999.959997440627" calcext:value-type="float">
            <text:p>999.959997440627</text:p>
          </table:table-cell>
        </table:table-row>
        <table:table-row table:style-name="ro1">
          <table:table-cell/>
          <table:table-cell office:value-type="float" office:value="1566.28" calcext:value-type="float">
            <text:p>1566.28</text:p>
          </table:table-cell>
          <table:table-cell office:value-type="float" office:value="999.919175885312" calcext:value-type="float">
            <text:p>999.919175885312</text:p>
          </table:table-cell>
        </table:table-row>
        <table:table-row table:style-name="ro1">
          <table:table-cell/>
          <table:table-cell office:value-type="float" office:value="1570.28" calcext:value-type="float">
            <text:p>1570.28</text:p>
          </table:table-cell>
          <table:table-cell office:value-type="float" office:value="999.842412750874" calcext:value-type="float">
            <text:p>999.842412750874</text:p>
          </table:table-cell>
        </table:table-row>
        <table:table-row table:style-name="ro1">
          <table:table-cell/>
          <table:table-cell office:value-type="float" office:value="1574.29" calcext:value-type="float">
            <text:p>1574.29</text:p>
          </table:table-cell>
          <table:table-cell office:value-type="float" office:value="999.70349765456" calcext:value-type="float">
            <text:p>999.70349765456</text:p>
          </table:table-cell>
        </table:table-row>
        <table:table-row table:style-name="ro1">
          <table:table-cell/>
          <table:table-cell office:value-type="float" office:value="1578.3" calcext:value-type="float">
            <text:p>1578.3</text:p>
          </table:table-cell>
          <table:table-cell office:value-type="float" office:value="999.461653204484" calcext:value-type="float">
            <text:p>999.461653204484</text:p>
          </table:table-cell>
        </table:table-row>
        <table:table-row table:style-name="ro1">
          <table:table-cell/>
          <table:table-cell office:value-type="float" office:value="1582.31" calcext:value-type="float">
            <text:p>1582.31</text:p>
          </table:table-cell>
          <table:table-cell office:value-type="float" office:value="999.056758127248" calcext:value-type="float">
            <text:p>999.056758127248</text:p>
          </table:table-cell>
        </table:table-row>
        <table:table-row table:style-name="ro1">
          <table:table-cell/>
          <table:table-cell office:value-type="float" office:value="1586.31" calcext:value-type="float">
            <text:p>1586.31</text:p>
          </table:table-cell>
          <table:table-cell office:value-type="float" office:value="998.405182649113" calcext:value-type="float">
            <text:p>998.405182649113</text:p>
          </table:table-cell>
        </table:table-row>
        <table:table-row table:style-name="ro1">
          <table:table-cell/>
          <table:table-cell office:value-type="float" office:value="1590.32" calcext:value-type="float">
            <text:p>1590.32</text:p>
          </table:table-cell>
          <table:table-cell office:value-type="float" office:value="997.397889276499" calcext:value-type="float">
            <text:p>997.397889276499</text:p>
          </table:table-cell>
        </table:table-row>
        <table:table-row table:style-name="ro1">
          <table:table-cell/>
          <table:table-cell office:value-type="float" office:value="1594.33" calcext:value-type="float">
            <text:p>1594.33</text:p>
          </table:table-cell>
          <table:table-cell office:value-type="float" office:value="995.902985193847" calcext:value-type="float">
            <text:p>995.902985193847</text:p>
          </table:table-cell>
        </table:table-row>
        <table:table-row table:style-name="ro1">
          <table:table-cell/>
          <table:table-cell office:value-type="float" office:value="1598.34" calcext:value-type="float">
            <text:p>1598.34</text:p>
          </table:table-cell>
          <table:table-cell office:value-type="float" office:value="993.775044733214" calcext:value-type="float">
            <text:p>993.775044733214</text:p>
          </table:table-cell>
        </table:table-row>
        <table:table-row table:style-name="ro1">
          <table:table-cell/>
          <table:table-cell office:value-type="float" office:value="1602.35" calcext:value-type="float">
            <text:p>1602.35</text:p>
          </table:table-cell>
          <table:table-cell office:value-type="float" office:value="990.872919588033" calcext:value-type="float">
            <text:p>990.872919588033</text:p>
          </table:table-cell>
        </table:table-row>
        <table:table-row table:style-name="ro1">
          <table:table-cell/>
          <table:table-cell office:value-type="float" office:value="1606.35" calcext:value-type="float">
            <text:p>1606.35</text:p>
          </table:table-cell>
          <table:table-cell office:value-type="float" office:value="987.08618801406" calcext:value-type="float">
            <text:p>987.08618801406</text:p>
          </table:table-cell>
        </table:table-row>
        <table:table-row table:style-name="ro1">
          <table:table-cell/>
          <table:table-cell office:value-type="float" office:value="1610.36" calcext:value-type="float">
            <text:p>1610.36</text:p>
          </table:table-cell>
          <table:table-cell office:value-type="float" office:value="982.367902366295" calcext:value-type="float">
            <text:p>982.367902366295</text:p>
          </table:table-cell>
        </table:table-row>
        <table:table-row table:style-name="ro1">
          <table:table-cell/>
          <table:table-cell office:value-type="float" office:value="1614.37" calcext:value-type="float">
            <text:p>1614.37</text:p>
          </table:table-cell>
          <table:table-cell office:value-type="float" office:value="976.768329184243" calcext:value-type="float">
            <text:p>976.768329184243</text:p>
          </table:table-cell>
        </table:table-row>
        <table:table-row table:style-name="ro1">
          <table:table-cell/>
          <table:table-cell office:value-type="float" office:value="1618.38" calcext:value-type="float">
            <text:p>1618.38</text:p>
          </table:table-cell>
          <table:table-cell office:value-type="float" office:value="970.461812086902" calcext:value-type="float">
            <text:p>970.461812086902</text:p>
          </table:table-cell>
        </table:table-row>
        <table:table-row table:style-name="ro1">
          <table:table-cell/>
          <table:table-cell office:value-type="float" office:value="1622.39" calcext:value-type="float">
            <text:p>1622.39</text:p>
          </table:table-cell>
          <table:table-cell office:value-type="float" office:value="963.757829995242" calcext:value-type="float">
            <text:p>963.757829995242</text:p>
          </table:table-cell>
        </table:table-row>
        <table:table-row table:style-name="ro1">
          <table:table-cell/>
          <table:table-cell office:value-type="float" office:value="1626.39" calcext:value-type="float">
            <text:p>1626.39</text:p>
          </table:table-cell>
          <table:table-cell office:value-type="float" office:value="957.088719150225" calcext:value-type="float">
            <text:p>957.088719150225</text:p>
          </table:table-cell>
        </table:table-row>
        <table:table-row table:style-name="ro1">
          <table:table-cell/>
          <table:table-cell office:value-type="float" office:value="1630.4" calcext:value-type="float">
            <text:p>1630.4</text:p>
          </table:table-cell>
          <table:table-cell office:value-type="float" office:value="950.970698845406" calcext:value-type="float">
            <text:p>950.970698845406</text:p>
          </table:table-cell>
        </table:table-row>
        <table:table-row table:style-name="ro1">
          <table:table-cell/>
          <table:table-cell office:value-type="float" office:value="1634.41" calcext:value-type="float">
            <text:p>1634.41</text:p>
          </table:table-cell>
          <table:table-cell office:value-type="float" office:value="945.941141791954" calcext:value-type="float">
            <text:p>945.941141791954</text:p>
          </table:table-cell>
        </table:table-row>
        <table:table-row table:style-name="ro1">
          <table:table-cell/>
          <table:table-cell office:value-type="float" office:value="1638.42" calcext:value-type="float">
            <text:p>1638.42</text:p>
          </table:table-cell>
          <table:table-cell office:value-type="float" office:value="942.4818413119" calcext:value-type="float">
            <text:p>942.4818413119</text:p>
          </table:table-cell>
        </table:table-row>
        <table:table-row table:style-name="ro1">
          <table:table-cell/>
          <table:table-cell office:value-type="float" office:value="1642.42" calcext:value-type="float">
            <text:p>1642.42</text:p>
          </table:table-cell>
          <table:table-cell office:value-type="float" office:value="940.94318501479" calcext:value-type="float">
            <text:p>940.94318501479</text:p>
          </table:table-cell>
        </table:table-row>
        <table:table-row table:style-name="ro1">
          <table:table-cell/>
          <table:table-cell office:value-type="float" office:value="1646.43" calcext:value-type="float">
            <text:p>1646.43</text:p>
          </table:table-cell>
          <table:table-cell office:value-type="float" office:value="941.485700787792" calcext:value-type="float">
            <text:p>941.485700787792</text:p>
          </table:table-cell>
        </table:table-row>
        <table:table-row table:style-name="ro1">
          <table:table-cell/>
          <table:table-cell office:value-type="float" office:value="1650.44" calcext:value-type="float">
            <text:p>1650.44</text:p>
          </table:table-cell>
          <table:table-cell office:value-type="float" office:value="944.052467715687" calcext:value-type="float">
            <text:p>944.052467715687</text:p>
          </table:table-cell>
        </table:table-row>
        <table:table-row table:style-name="ro1">
          <table:table-cell/>
          <table:table-cell office:value-type="float" office:value="1654.45" calcext:value-type="float">
            <text:p>1654.45</text:p>
          </table:table-cell>
          <table:table-cell office:value-type="float" office:value="948.37895364008" calcext:value-type="float">
            <text:p>948.37895364008</text:p>
          </table:table-cell>
        </table:table-row>
        <table:table-row table:style-name="ro1">
          <table:table-cell/>
          <table:table-cell office:value-type="float" office:value="1658.46" calcext:value-type="float">
            <text:p>1658.46</text:p>
          </table:table-cell>
          <table:table-cell office:value-type="float" office:value="954.037926616289" calcext:value-type="float">
            <text:p>954.037926616289</text:p>
          </table:table-cell>
        </table:table-row>
        <table:table-row table:style-name="ro1">
          <table:table-cell/>
          <table:table-cell office:value-type="float" office:value="1662.46" calcext:value-type="float">
            <text:p>1662.46</text:p>
          </table:table-cell>
          <table:table-cell office:value-type="float" office:value="960.508888204905" calcext:value-type="float">
            <text:p>960.508888204905</text:p>
          </table:table-cell>
        </table:table-row>
        <table:table-row table:style-name="ro1">
          <table:table-cell/>
          <table:table-cell office:value-type="float" office:value="1666.47" calcext:value-type="float">
            <text:p>1666.47</text:p>
          </table:table-cell>
          <table:table-cell office:value-type="float" office:value="967.256428377026" calcext:value-type="float">
            <text:p>967.256428377026</text:p>
          </table:table-cell>
        </table:table-row>
        <table:table-row table:style-name="ro1">
          <table:table-cell/>
          <table:table-cell office:value-type="float" office:value="1670.48" calcext:value-type="float">
            <text:p>1670.48</text:p>
          </table:table-cell>
          <table:table-cell office:value-type="float" office:value="973.801303751881" calcext:value-type="float">
            <text:p>973.801303751881</text:p>
          </table:table-cell>
        </table:table-row>
        <table:table-row table:style-name="ro1">
          <table:table-cell/>
          <table:table-cell office:value-type="float" office:value="1674.49" calcext:value-type="float">
            <text:p>1674.49</text:p>
          </table:table-cell>
          <table:table-cell office:value-type="float" office:value="979.771659760884" calcext:value-type="float">
            <text:p>979.771659760884</text:p>
          </table:table-cell>
        </table:table-row>
        <table:table-row table:style-name="ro1">
          <table:table-cell/>
          <table:table-cell office:value-type="float" office:value="1678.49" calcext:value-type="float">
            <text:p>1678.49</text:p>
          </table:table-cell>
          <table:table-cell office:value-type="float" office:value="984.928108450424" calcext:value-type="float">
            <text:p>984.928108450424</text:p>
          </table:table-cell>
        </table:table-row>
        <table:table-row table:style-name="ro1">
          <table:table-cell/>
          <table:table-cell office:value-type="float" office:value="1682.5" calcext:value-type="float">
            <text:p>1682.5</text:p>
          </table:table-cell>
          <table:table-cell office:value-type="float" office:value="989.163171221348" calcext:value-type="float">
            <text:p>989.163171221348</text:p>
          </table:table-cell>
        </table:table-row>
        <table:table-row table:style-name="ro1">
          <table:table-cell/>
          <table:table-cell office:value-type="float" office:value="1686.51" calcext:value-type="float">
            <text:p>1686.51</text:p>
          </table:table-cell>
          <table:table-cell office:value-type="float" office:value="992.480939086232" calcext:value-type="float">
            <text:p>992.480939086232</text:p>
          </table:table-cell>
        </table:table-row>
        <table:table-row table:style-name="ro1">
          <table:table-cell/>
          <table:table-cell office:value-type="float" office:value="1690.52" calcext:value-type="float">
            <text:p>1690.52</text:p>
          </table:table-cell>
          <table:table-cell office:value-type="float" office:value="994.965551121952" calcext:value-type="float">
            <text:p>994.965551121952</text:p>
          </table:table-cell>
        </table:table-row>
        <table:table-row table:style-name="ro1">
          <table:table-cell/>
          <table:table-cell office:value-type="float" office:value="1694.53" calcext:value-type="float">
            <text:p>1694.53</text:p>
          </table:table-cell>
          <table:table-cell office:value-type="float" office:value="996.747126251075" calcext:value-type="float">
            <text:p>996.747126251075</text:p>
          </table:table-cell>
        </table:table-row>
        <table:table-row table:style-name="ro1">
          <table:table-cell/>
          <table:table-cell office:value-type="float" office:value="1698.53" calcext:value-type="float">
            <text:p>1698.53</text:p>
          </table:table-cell>
          <table:table-cell office:value-type="float" office:value="997.971806340697" calcext:value-type="float">
            <text:p>997.971806340697</text:p>
          </table:table-cell>
        </table:table-row>
        <table:table-row table:style-name="ro1">
          <table:table-cell/>
          <table:table-cell office:value-type="float" office:value="1702.54" calcext:value-type="float">
            <text:p>1702.54</text:p>
          </table:table-cell>
          <table:table-cell office:value-type="float" office:value="998.779666385919" calcext:value-type="float">
            <text:p>998.779666385919</text:p>
          </table:table-cell>
        </table:table-row>
        <table:table-row table:style-name="ro1">
          <table:table-cell/>
          <table:table-cell office:value-type="float" office:value="1706.55" calcext:value-type="float">
            <text:p>1706.55</text:p>
          </table:table-cell>
          <table:table-cell office:value-type="float" office:value="999.291443203835" calcext:value-type="float">
            <text:p>999.291443203835</text:p>
          </table:table-cell>
        </table:table-row>
        <table:table-row table:style-name="ro1">
          <table:table-cell/>
          <table:table-cell office:value-type="float" office:value="1710.56" calcext:value-type="float">
            <text:p>1710.56</text:p>
          </table:table-cell>
          <table:table-cell office:value-type="float" office:value="999.602993422323" calcext:value-type="float">
            <text:p>999.602993422323</text:p>
          </table:table-cell>
        </table:table-row>
        <table:table-row table:style-name="ro1">
          <table:table-cell/>
          <table:table-cell office:value-type="float" office:value="1714.57" calcext:value-type="float">
            <text:p>1714.57</text:p>
          </table:table-cell>
          <table:table-cell office:value-type="float" office:value="999.785341704213" calcext:value-type="float">
            <text:p>999.785341704213</text:p>
          </table:table-cell>
        </table:table-row>
        <table:table-row table:style-name="ro1">
          <table:table-cell/>
          <table:table-cell office:value-type="float" office:value="1718.57" calcext:value-type="float">
            <text:p>1718.57</text:p>
          </table:table-cell>
          <table:table-cell office:value-type="float" office:value="999.887998305735" calcext:value-type="float">
            <text:p>999.887998305735</text:p>
          </table:table-cell>
        </table:table-row>
        <table:table-row table:style-name="ro1">
          <table:table-cell/>
          <table:table-cell office:value-type="float" office:value="1722.58" calcext:value-type="float">
            <text:p>1722.58</text:p>
          </table:table-cell>
          <table:table-cell office:value-type="float" office:value="999.943606578087" calcext:value-type="float">
            <text:p>999.943606578087</text:p>
          </table:table-cell>
        </table:table-row>
        <table:table-row table:style-name="ro1">
          <table:table-cell/>
          <table:table-cell office:value-type="float" office:value="1726.59" calcext:value-type="float">
            <text:p>1726.59</text:p>
          </table:table-cell>
          <table:table-cell office:value-type="float" office:value="999.972599452276" calcext:value-type="float">
            <text:p>999.972599452276</text:p>
          </table:table-cell>
        </table:table-row>
        <table:table-row table:style-name="ro1">
          <table:table-cell/>
          <table:table-cell office:value-type="float" office:value="1730.6" calcext:value-type="float">
            <text:p>1730.6</text:p>
          </table:table-cell>
          <table:table-cell office:value-type="float" office:value="999.987152548677" calcext:value-type="float">
            <text:p>999.987152548677</text:p>
          </table:table-cell>
        </table:table-row>
        <table:table-row table:style-name="ro1">
          <table:table-cell/>
          <table:table-cell office:value-type="float" office:value="1734.6" calcext:value-type="float">
            <text:p>1734.6</text:p>
          </table:table-cell>
          <table:table-cell office:value-type="float" office:value="999.994186982131" calcext:value-type="float">
            <text:p>999.994186982131</text:p>
          </table:table-cell>
        </table:table-row>
        <table:table-row table:style-name="ro1">
          <table:table-cell/>
          <table:table-cell office:value-type="float" office:value="1738.61" calcext:value-type="float">
            <text:p>1738.6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742.62" calcext:value-type="float">
            <text:p>1742.6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746.63" calcext:value-type="float">
            <text:p>1746.6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750.64" calcext:value-type="float">
            <text:p>1750.6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754.64" calcext:value-type="float">
            <text:p>1754.6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758.65" calcext:value-type="float">
            <text:p>1758.6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762.66" calcext:value-type="float">
            <text:p>1762.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766.67" calcext:value-type="float">
            <text:p>1766.6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770.67" calcext:value-type="float">
            <text:p>1770.6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774.68" calcext:value-type="float">
            <text:p>1774.6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778.69" calcext:value-type="float">
            <text:p>1778.6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782.7" calcext:value-type="float">
            <text:p>1782.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786.71" calcext:value-type="float">
            <text:p>1786.7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790.71" calcext:value-type="float">
            <text:p>1790.7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794.72" calcext:value-type="float">
            <text:p>1794.7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798.73" calcext:value-type="float">
            <text:p>1798.7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802.74" calcext:value-type="float">
            <text:p>1802.7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806.74" calcext:value-type="float">
            <text:p>1806.7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810.75" calcext:value-type="float">
            <text:p>1810.7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814.76" calcext:value-type="float">
            <text:p>1814.7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818.77" calcext:value-type="float">
            <text:p>1818.7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822.78" calcext:value-type="float">
            <text:p>1822.7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826.78" calcext:value-type="float">
            <text:p>1826.7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830.79" calcext:value-type="float">
            <text:p>1830.7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834.8" calcext:value-type="float">
            <text:p>1834.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838.81" calcext:value-type="float">
            <text:p>1838.8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842.82" calcext:value-type="float">
            <text:p>1842.8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846.82" calcext:value-type="float">
            <text:p>1846.8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850.83" calcext:value-type="float">
            <text:p>1850.8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854.84" calcext:value-type="float">
            <text:p>1854.8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858.85" calcext:value-type="float">
            <text:p>1858.8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862.85" calcext:value-type="float">
            <text:p>1862.8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866.86" calcext:value-type="float">
            <text:p>1866.8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870.87" calcext:value-type="float">
            <text:p>1870.8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874.88" calcext:value-type="float">
            <text:p>1874.8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878.89" calcext:value-type="float">
            <text:p>1878.8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882.89" calcext:value-type="float">
            <text:p>1882.8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886.9" calcext:value-type="float">
            <text:p>1886.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890.91" calcext:value-type="float">
            <text:p>1890.9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894.92" calcext:value-type="float">
            <text:p>1894.9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898.92" calcext:value-type="float">
            <text:p>1898.9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902.93" calcext:value-type="float">
            <text:p>1902.9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906.94" calcext:value-type="float">
            <text:p>1906.9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910.95" calcext:value-type="float">
            <text:p>1910.9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914.96" calcext:value-type="float">
            <text:p>1914.9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918.96" calcext:value-type="float">
            <text:p>1918.9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922.97" calcext:value-type="float">
            <text:p>1922.9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926.98" calcext:value-type="float">
            <text:p>1926.9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930.99" calcext:value-type="float">
            <text:p>1930.9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935" calcext:value-type="float">
            <text:p>193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939" calcext:value-type="float">
            <text:p>193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943.01" calcext:value-type="float">
            <text:p>1943.0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947.02" calcext:value-type="float">
            <text:p>1947.0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951.03" calcext:value-type="float">
            <text:p>1951.0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955.03" calcext:value-type="float">
            <text:p>1955.0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959.04" calcext:value-type="float">
            <text:p>1959.0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963.05" calcext:value-type="float">
            <text:p>1963.0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967.06" calcext:value-type="float">
            <text:p>1967.0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971.07" calcext:value-type="float">
            <text:p>1971.0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975.07" calcext:value-type="float">
            <text:p>1975.0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979.08" calcext:value-type="float">
            <text:p>1979.0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983.09" calcext:value-type="float">
            <text:p>1983.0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987.1" calcext:value-type="float">
            <text:p>1987.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991.1" calcext:value-type="float">
            <text:p>1991.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995.11" calcext:value-type="float">
            <text:p>1995.1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999.12" calcext:value-type="float">
            <text:p>1999.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003.13" calcext:value-type="float">
            <text:p>2003.1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007.14" calcext:value-type="float">
            <text:p>2007.1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011.14" calcext:value-type="float">
            <text:p>2011.1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015.15" calcext:value-type="float">
            <text:p>2015.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019.16" calcext:value-type="float">
            <text:p>2019.1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023.17" calcext:value-type="float">
            <text:p>2023.1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027.17" calcext:value-type="float">
            <text:p>2027.1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031.18" calcext:value-type="float">
            <text:p>2031.1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035.19" calcext:value-type="float">
            <text:p>2035.1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039.2" calcext:value-type="float">
            <text:p>2039.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043.21" calcext:value-type="float">
            <text:p>2043.2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047.21" calcext:value-type="float">
            <text:p>2047.2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051.22" calcext:value-type="float">
            <text:p>2051.2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055.23" calcext:value-type="float">
            <text:p>2055.2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059.24" calcext:value-type="float">
            <text:p>2059.2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063.25" calcext:value-type="float">
            <text:p>2063.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067.25" calcext:value-type="float">
            <text:p>2067.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071.26" calcext:value-type="float">
            <text:p>2071.2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075.27" calcext:value-type="float">
            <text:p>2075.2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079.28" calcext:value-type="float">
            <text:p>2079.2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083.28" calcext:value-type="float">
            <text:p>2083.2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087.29" calcext:value-type="float">
            <text:p>2087.2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091.3" calcext:value-type="float">
            <text:p>2091.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095.31" calcext:value-type="float">
            <text:p>2095.3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099.32" calcext:value-type="float">
            <text:p>2099.3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03.32" calcext:value-type="float">
            <text:p>2103.3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07.33" calcext:value-type="float">
            <text:p>2107.3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11.34" calcext:value-type="float">
            <text:p>2111.3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15.35" calcext:value-type="float">
            <text:p>2115.3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19.35" calcext:value-type="float">
            <text:p>2119.3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23.36" calcext:value-type="float">
            <text:p>2123.3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27.37" calcext:value-type="float">
            <text:p>2127.3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31.38" calcext:value-type="float">
            <text:p>2131.3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35.39" calcext:value-type="float">
            <text:p>2135.3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39.39" calcext:value-type="float">
            <text:p>2139.3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43.4" calcext:value-type="float">
            <text:p>2143.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47.41" calcext:value-type="float">
            <text:p>2147.4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51.42" calcext:value-type="float">
            <text:p>2151.4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55.43" calcext:value-type="float">
            <text:p>2155.4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59.43" calcext:value-type="float">
            <text:p>2159.4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63.44" calcext:value-type="float">
            <text:p>2163.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67.45" calcext:value-type="float">
            <text:p>2167.4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71.46" calcext:value-type="float">
            <text:p>2171.4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75.46" calcext:value-type="float">
            <text:p>2175.4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79.47" calcext:value-type="float">
            <text:p>2179.4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83.48" calcext:value-type="float">
            <text:p>2183.4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87.49" calcext:value-type="float">
            <text:p>2187.4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91.5" calcext:value-type="float">
            <text:p>2191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95.5" calcext:value-type="float">
            <text:p>2195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199.51" calcext:value-type="float">
            <text:p>2199.5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03.52" calcext:value-type="float">
            <text:p>2203.5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07.53" calcext:value-type="float">
            <text:p>2207.5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11.53" calcext:value-type="float">
            <text:p>2211.5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15.54" calcext:value-type="float">
            <text:p>2215.5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19.55" calcext:value-type="float">
            <text:p>2219.5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23.56" calcext:value-type="float">
            <text:p>2223.5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27.57" calcext:value-type="float">
            <text:p>2227.5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31.57" calcext:value-type="float">
            <text:p>2231.5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35.58" calcext:value-type="float">
            <text:p>2235.5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39.59" calcext:value-type="float">
            <text:p>2239.5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43.6" calcext:value-type="float">
            <text:p>2243.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47.61" calcext:value-type="float">
            <text:p>2247.6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51.61" calcext:value-type="float">
            <text:p>2251.6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55.62" calcext:value-type="float">
            <text:p>2255.6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59.63" calcext:value-type="float">
            <text:p>2259.6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63.64" calcext:value-type="float">
            <text:p>2263.6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67.64" calcext:value-type="float">
            <text:p>2267.6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71.65" calcext:value-type="float">
            <text:p>2271.6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75.66" calcext:value-type="float">
            <text:p>2275.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79.67" calcext:value-type="float">
            <text:p>2279.6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83.68" calcext:value-type="float">
            <text:p>2283.6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87.68" calcext:value-type="float">
            <text:p>2287.6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91.69" calcext:value-type="float">
            <text:p>2291.6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95.7" calcext:value-type="float">
            <text:p>2295.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299.71" calcext:value-type="float">
            <text:p>2299.7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03.71" calcext:value-type="float">
            <text:p>2303.7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07.72" calcext:value-type="float">
            <text:p>2307.7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11.73" calcext:value-type="float">
            <text:p>2311.7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15.74" calcext:value-type="float">
            <text:p>2315.7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19.75" calcext:value-type="float">
            <text:p>2319.7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23.75" calcext:value-type="float">
            <text:p>2323.7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27.76" calcext:value-type="float">
            <text:p>2327.7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31.77" calcext:value-type="float">
            <text:p>2331.7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35.78" calcext:value-type="float">
            <text:p>2335.7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39.78" calcext:value-type="float">
            <text:p>2339.7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43.79" calcext:value-type="float">
            <text:p>2343.7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47.8" calcext:value-type="float">
            <text:p>2347.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51.81" calcext:value-type="float">
            <text:p>2351.8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55.82" calcext:value-type="float">
            <text:p>2355.8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59.82" calcext:value-type="float">
            <text:p>2359.8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63.83" calcext:value-type="float">
            <text:p>2363.8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67.84" calcext:value-type="float">
            <text:p>2367.8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71.85" calcext:value-type="float">
            <text:p>2371.8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75.86" calcext:value-type="float">
            <text:p>2375.8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79.86" calcext:value-type="float">
            <text:p>2379.8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83.87" calcext:value-type="float">
            <text:p>2383.8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87.88" calcext:value-type="float">
            <text:p>2387.8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91.89" calcext:value-type="float">
            <text:p>2391.8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95.89" calcext:value-type="float">
            <text:p>2395.8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399.9" calcext:value-type="float">
            <text:p>2399.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03.91" calcext:value-type="float">
            <text:p>2403.9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07.92" calcext:value-type="float">
            <text:p>2407.9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11.93" calcext:value-type="float">
            <text:p>2411.9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15.93" calcext:value-type="float">
            <text:p>2415.9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19.94" calcext:value-type="float">
            <text:p>2419.9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23.95" calcext:value-type="float">
            <text:p>2423.9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27.96" calcext:value-type="float">
            <text:p>2427.9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31.96" calcext:value-type="float">
            <text:p>2431.9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35.97" calcext:value-type="float">
            <text:p>2435.9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39.98" calcext:value-type="float">
            <text:p>2439.9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43.99" calcext:value-type="float">
            <text:p>2443.9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48" calcext:value-type="float">
            <text:p>244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52" calcext:value-type="float">
            <text:p>245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56.01" calcext:value-type="float">
            <text:p>2456.0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60.02" calcext:value-type="float">
            <text:p>2460.0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64.03" calcext:value-type="float">
            <text:p>2464.0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68.04" calcext:value-type="float">
            <text:p>2468.0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72.04" calcext:value-type="float">
            <text:p>2472.0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76.05" calcext:value-type="float">
            <text:p>2476.0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80.06" calcext:value-type="float">
            <text:p>2480.0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84.07" calcext:value-type="float">
            <text:p>2484.0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88.07" calcext:value-type="float">
            <text:p>2488.0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92.08" calcext:value-type="float">
            <text:p>2492.0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496.09" calcext:value-type="float">
            <text:p>2496.0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00.1" calcext:value-type="float">
            <text:p>2500.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04.11" calcext:value-type="float">
            <text:p>2504.1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08.11" calcext:value-type="float">
            <text:p>2508.1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12.12" calcext:value-type="float">
            <text:p>2512.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16.13" calcext:value-type="float">
            <text:p>2516.1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20.14" calcext:value-type="float">
            <text:p>2520.1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24.14" calcext:value-type="float">
            <text:p>2524.1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28.15" calcext:value-type="float">
            <text:p>2528.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32.16" calcext:value-type="float">
            <text:p>2532.1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36.17" calcext:value-type="float">
            <text:p>2536.1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40.18" calcext:value-type="float">
            <text:p>2540.1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44.18" calcext:value-type="float">
            <text:p>2544.1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48.19" calcext:value-type="float">
            <text:p>2548.1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52.2" calcext:value-type="float">
            <text:p>2552.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56.21" calcext:value-type="float">
            <text:p>2556.2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60.22" calcext:value-type="float">
            <text:p>2560.2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64.22" calcext:value-type="float">
            <text:p>2564.2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68.23" calcext:value-type="float">
            <text:p>2568.2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72.24" calcext:value-type="float">
            <text:p>2572.2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76.25" calcext:value-type="float">
            <text:p>2576.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80.25" calcext:value-type="float">
            <text:p>2580.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84.26" calcext:value-type="float">
            <text:p>2584.2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88.27" calcext:value-type="float">
            <text:p>2588.2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92.28" calcext:value-type="float">
            <text:p>2592.2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596.29" calcext:value-type="float">
            <text:p>2596.2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00.29" calcext:value-type="float">
            <text:p>2600.2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04.3" calcext:value-type="float">
            <text:p>2604.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08.31" calcext:value-type="float">
            <text:p>2608.3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12.32" calcext:value-type="float">
            <text:p>2612.3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16.32" calcext:value-type="float">
            <text:p>2616.3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20.33" calcext:value-type="float">
            <text:p>2620.3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24.34" calcext:value-type="float">
            <text:p>2624.3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28.35" calcext:value-type="float">
            <text:p>2628.3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32.36" calcext:value-type="float">
            <text:p>2632.3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36.36" calcext:value-type="float">
            <text:p>2636.3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40.37" calcext:value-type="float">
            <text:p>2640.3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44.38" calcext:value-type="float">
            <text:p>2644.3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48.39" calcext:value-type="float">
            <text:p>2648.3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52.39" calcext:value-type="float">
            <text:p>2652.3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56.4" calcext:value-type="float">
            <text:p>2656.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60.41" calcext:value-type="float">
            <text:p>2660.4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64.42" calcext:value-type="float">
            <text:p>2664.4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68.43" calcext:value-type="float">
            <text:p>2668.4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72.43" calcext:value-type="float">
            <text:p>2672.4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76.44" calcext:value-type="float">
            <text:p>2676.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80.45" calcext:value-type="float">
            <text:p>2680.4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84.46" calcext:value-type="float">
            <text:p>2684.4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88.47" calcext:value-type="float">
            <text:p>2688.4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92.47" calcext:value-type="float">
            <text:p>2692.4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696.48" calcext:value-type="float">
            <text:p>2696.4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00.49" calcext:value-type="float">
            <text:p>2700.4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04.5" calcext:value-type="float">
            <text:p>2704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08.5" calcext:value-type="float">
            <text:p>2708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12.51" calcext:value-type="float">
            <text:p>2712.5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16.52" calcext:value-type="float">
            <text:p>2716.5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20.53" calcext:value-type="float">
            <text:p>2720.5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24.54" calcext:value-type="float">
            <text:p>2724.5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28.54" calcext:value-type="float">
            <text:p>2728.5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32.55" calcext:value-type="float">
            <text:p>2732.5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36.56" calcext:value-type="float">
            <text:p>2736.5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40.57" calcext:value-type="float">
            <text:p>2740.5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44.57" calcext:value-type="float">
            <text:p>2744.5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48.58" calcext:value-type="float">
            <text:p>2748.5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52.59" calcext:value-type="float">
            <text:p>2752.5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56.6" calcext:value-type="float">
            <text:p>2756.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60.61" calcext:value-type="float">
            <text:p>2760.6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64.61" calcext:value-type="float">
            <text:p>2764.6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68.62" calcext:value-type="float">
            <text:p>2768.6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72.63" calcext:value-type="float">
            <text:p>2772.6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76.64" calcext:value-type="float">
            <text:p>2776.6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80.65" calcext:value-type="float">
            <text:p>2780.6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84.65" calcext:value-type="float">
            <text:p>2784.6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88.66" calcext:value-type="float">
            <text:p>2788.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92.67" calcext:value-type="float">
            <text:p>2792.6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796.68" calcext:value-type="float">
            <text:p>2796.6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00.68" calcext:value-type="float">
            <text:p>2800.6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04.69" calcext:value-type="float">
            <text:p>2804.6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08.7" calcext:value-type="float">
            <text:p>2808.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12.71" calcext:value-type="float">
            <text:p>2812.7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16.72" calcext:value-type="float">
            <text:p>2816.7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20.72" calcext:value-type="float">
            <text:p>2820.7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24.73" calcext:value-type="float">
            <text:p>2824.7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28.74" calcext:value-type="float">
            <text:p>2828.7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32.75" calcext:value-type="float">
            <text:p>2832.7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36.75" calcext:value-type="float">
            <text:p>2836.7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40.76" calcext:value-type="float">
            <text:p>2840.7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44.77" calcext:value-type="float">
            <text:p>2844.7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48.78" calcext:value-type="float">
            <text:p>2848.7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52.79" calcext:value-type="float">
            <text:p>2852.7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56.79" calcext:value-type="float">
            <text:p>2856.7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60.8" calcext:value-type="float">
            <text:p>2860.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64.81" calcext:value-type="float">
            <text:p>2864.8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68.82" calcext:value-type="float">
            <text:p>2868.8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72.83" calcext:value-type="float">
            <text:p>2872.8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76.83" calcext:value-type="float">
            <text:p>2876.8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80.84" calcext:value-type="float">
            <text:p>2880.8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84.85" calcext:value-type="float">
            <text:p>2884.8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88.86" calcext:value-type="float">
            <text:p>2888.8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92.86" calcext:value-type="float">
            <text:p>2892.8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896.87" calcext:value-type="float">
            <text:p>2896.8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900.88" calcext:value-type="float">
            <text:p>2900.8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904.89" calcext:value-type="float">
            <text:p>2904.8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908.9" calcext:value-type="float">
            <text:p>2908.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912.9" calcext:value-type="float">
            <text:p>2912.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916.91" calcext:value-type="float">
            <text:p>2916.9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920.92" calcext:value-type="float">
            <text:p>2920.9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924.93" calcext:value-type="float">
            <text:p>2924.9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928.93" calcext:value-type="float">
            <text:p>2928.9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932.94" calcext:value-type="float">
            <text:p>2932.9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936.95" calcext:value-type="float">
            <text:p>2936.9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940.96" calcext:value-type="float">
            <text:p>2940.9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944.97" calcext:value-type="float">
            <text:p>2944.9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948.97" calcext:value-type="float">
            <text:p>2948.9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952.98" calcext:value-type="float">
            <text:p>2952.9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956.99" calcext:value-type="float">
            <text:p>2956.9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961" calcext:value-type="float">
            <text:p>296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965" calcext:value-type="float">
            <text:p>296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969.01" calcext:value-type="float">
            <text:p>2969.0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973.02" calcext:value-type="float">
            <text:p>2973.0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977.03" calcext:value-type="float">
            <text:p>2977.0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981.04" calcext:value-type="float">
            <text:p>2981.0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985.04" calcext:value-type="float">
            <text:p>2985.0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989.05" calcext:value-type="float">
            <text:p>2989.0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993.06" calcext:value-type="float">
            <text:p>2993.0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2997.07" calcext:value-type="float">
            <text:p>2997.0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001.08" calcext:value-type="float">
            <text:p>3001.0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005.08" calcext:value-type="float">
            <text:p>3005.0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009.09" calcext:value-type="float">
            <text:p>3009.0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013.1" calcext:value-type="float">
            <text:p>3013.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017.11" calcext:value-type="float">
            <text:p>3017.1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021.11" calcext:value-type="float">
            <text:p>3021.1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025.12" calcext:value-type="float">
            <text:p>3025.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029.13" calcext:value-type="float">
            <text:p>3029.1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033.14" calcext:value-type="float">
            <text:p>3033.1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037.15" calcext:value-type="float">
            <text:p>3037.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041.15" calcext:value-type="float">
            <text:p>3041.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045.16" calcext:value-type="float">
            <text:p>3045.1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049.17" calcext:value-type="float">
            <text:p>3049.1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053.18" calcext:value-type="float">
            <text:p>3053.1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057.18" calcext:value-type="float">
            <text:p>3057.1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061.19" calcext:value-type="float">
            <text:p>3061.1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065.2" calcext:value-type="float">
            <text:p>3065.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069.21" calcext:value-type="float">
            <text:p>3069.2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073.22" calcext:value-type="float">
            <text:p>3073.2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077.22" calcext:value-type="float">
            <text:p>3077.2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081.23" calcext:value-type="float">
            <text:p>3081.2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085.24" calcext:value-type="float">
            <text:p>3085.2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089.25" calcext:value-type="float">
            <text:p>3089.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093.26" calcext:value-type="float">
            <text:p>3093.2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097.26" calcext:value-type="float">
            <text:p>3097.2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101.27" calcext:value-type="float">
            <text:p>3101.2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105.28" calcext:value-type="float">
            <text:p>3105.2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109.29" calcext:value-type="float">
            <text:p>3109.2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113.29" calcext:value-type="float">
            <text:p>3113.2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117.3" calcext:value-type="float">
            <text:p>3117.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121.31" calcext:value-type="float">
            <text:p>3121.3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125.32" calcext:value-type="float">
            <text:p>3125.3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129.33" calcext:value-type="float">
            <text:p>3129.3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133.33" calcext:value-type="float">
            <text:p>3133.3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137.34" calcext:value-type="float">
            <text:p>3137.3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141.35" calcext:value-type="float">
            <text:p>3141.3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145.36" calcext:value-type="float">
            <text:p>3145.3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149.36" calcext:value-type="float">
            <text:p>3149.3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153.37" calcext:value-type="float">
            <text:p>3153.3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157.38" calcext:value-type="float">
            <text:p>3157.3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161.39" calcext:value-type="float">
            <text:p>3161.3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165.4" calcext:value-type="float">
            <text:p>3165.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169.4" calcext:value-type="float">
            <text:p>3169.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173.41" calcext:value-type="float">
            <text:p>3173.4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177.42" calcext:value-type="float">
            <text:p>3177.4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181.43" calcext:value-type="float">
            <text:p>3181.4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185.43" calcext:value-type="float">
            <text:p>3185.4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189.44" calcext:value-type="float">
            <text:p>3189.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193.45" calcext:value-type="float">
            <text:p>3193.4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197.46" calcext:value-type="float">
            <text:p>3197.4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201.47" calcext:value-type="float">
            <text:p>3201.4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205.47" calcext:value-type="float">
            <text:p>3205.4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209.48" calcext:value-type="float">
            <text:p>3209.4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213.49" calcext:value-type="float">
            <text:p>3213.4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217.5" calcext:value-type="float">
            <text:p>3217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221.51" calcext:value-type="float">
            <text:p>3221.5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225.51" calcext:value-type="float">
            <text:p>3225.5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229.52" calcext:value-type="float">
            <text:p>3229.5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233.53" calcext:value-type="float">
            <text:p>3233.5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237.54" calcext:value-type="float">
            <text:p>3237.5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241.54" calcext:value-type="float">
            <text:p>3241.5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245.55" calcext:value-type="float">
            <text:p>3245.5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249.56" calcext:value-type="float">
            <text:p>3249.5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253.57" calcext:value-type="float">
            <text:p>3253.5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257.58" calcext:value-type="float">
            <text:p>3257.5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261.58" calcext:value-type="float">
            <text:p>3261.5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265.59" calcext:value-type="float">
            <text:p>3265.5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269.6" calcext:value-type="float">
            <text:p>3269.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273.61" calcext:value-type="float">
            <text:p>3273.6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277.61" calcext:value-type="float">
            <text:p>3277.6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281.62" calcext:value-type="float">
            <text:p>3281.6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285.63" calcext:value-type="float">
            <text:p>3285.6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289.64" calcext:value-type="float">
            <text:p>3289.6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293.65" calcext:value-type="float">
            <text:p>3293.6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297.65" calcext:value-type="float">
            <text:p>3297.6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01.66" calcext:value-type="float">
            <text:p>3301.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05.67" calcext:value-type="float">
            <text:p>3305.6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09.68" calcext:value-type="float">
            <text:p>3309.6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13.69" calcext:value-type="float">
            <text:p>3313.6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17.69" calcext:value-type="float">
            <text:p>3317.6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21.7" calcext:value-type="float">
            <text:p>3321.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25.71" calcext:value-type="float">
            <text:p>3325.7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29.72" calcext:value-type="float">
            <text:p>3329.7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33.72" calcext:value-type="float">
            <text:p>3333.7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37.73" calcext:value-type="float">
            <text:p>3337.7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41.74" calcext:value-type="float">
            <text:p>3341.7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45.75" calcext:value-type="float">
            <text:p>3345.7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49.76" calcext:value-type="float">
            <text:p>3349.7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53.76" calcext:value-type="float">
            <text:p>3353.7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57.77" calcext:value-type="float">
            <text:p>3357.7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61.78" calcext:value-type="float">
            <text:p>3361.7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65.79" calcext:value-type="float">
            <text:p>3365.7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69.79" calcext:value-type="float">
            <text:p>3369.7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73.8" calcext:value-type="float">
            <text:p>3373.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77.81" calcext:value-type="float">
            <text:p>3377.8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81.82" calcext:value-type="float">
            <text:p>3381.8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85.83" calcext:value-type="float">
            <text:p>3385.8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89.83" calcext:value-type="float">
            <text:p>3389.8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93.84" calcext:value-type="float">
            <text:p>3393.8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397.85" calcext:value-type="float">
            <text:p>3397.8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01.86" calcext:value-type="float">
            <text:p>3401.8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05.87" calcext:value-type="float">
            <text:p>3405.8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09.87" calcext:value-type="float">
            <text:p>3409.8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13.88" calcext:value-type="float">
            <text:p>3413.8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17.89" calcext:value-type="float">
            <text:p>3417.8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21.9" calcext:value-type="float">
            <text:p>3421.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25.9" calcext:value-type="float">
            <text:p>3425.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29.91" calcext:value-type="float">
            <text:p>3429.9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33.92" calcext:value-type="float">
            <text:p>3433.9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37.93" calcext:value-type="float">
            <text:p>3437.9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41.94" calcext:value-type="float">
            <text:p>3441.9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45.94" calcext:value-type="float">
            <text:p>3445.9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49.95" calcext:value-type="float">
            <text:p>3449.9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53.96" calcext:value-type="float">
            <text:p>3453.9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57.97" calcext:value-type="float">
            <text:p>3457.9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61.97" calcext:value-type="float">
            <text:p>3461.9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65.98" calcext:value-type="float">
            <text:p>3465.9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69.99" calcext:value-type="float">
            <text:p>3469.9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74" calcext:value-type="float">
            <text:p>347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78.01" calcext:value-type="float">
            <text:p>3478.0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82.01" calcext:value-type="float">
            <text:p>3482.0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86.02" calcext:value-type="float">
            <text:p>3486.0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90.03" calcext:value-type="float">
            <text:p>3490.0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94.04" calcext:value-type="float">
            <text:p>3494.0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498.04" calcext:value-type="float">
            <text:p>3498.0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02.05" calcext:value-type="float">
            <text:p>3502.0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06.06" calcext:value-type="float">
            <text:p>3506.0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10.07" calcext:value-type="float">
            <text:p>3510.0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14.08" calcext:value-type="float">
            <text:p>3514.0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18.08" calcext:value-type="float">
            <text:p>3518.0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22.09" calcext:value-type="float">
            <text:p>3522.0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26.1" calcext:value-type="float">
            <text:p>3526.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30.11" calcext:value-type="float">
            <text:p>3530.1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34.12" calcext:value-type="float">
            <text:p>3534.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38.12" calcext:value-type="float">
            <text:p>3538.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42.13" calcext:value-type="float">
            <text:p>3542.1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46.14" calcext:value-type="float">
            <text:p>3546.1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50.15" calcext:value-type="float">
            <text:p>3550.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54.15" calcext:value-type="float">
            <text:p>3554.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58.16" calcext:value-type="float">
            <text:p>3558.1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62.17" calcext:value-type="float">
            <text:p>3562.1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66.18" calcext:value-type="float">
            <text:p>3566.1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70.19" calcext:value-type="float">
            <text:p>3570.1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74.19" calcext:value-type="float">
            <text:p>3574.1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78.2" calcext:value-type="float">
            <text:p>3578.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82.21" calcext:value-type="float">
            <text:p>3582.2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86.22" calcext:value-type="float">
            <text:p>3586.2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90.22" calcext:value-type="float">
            <text:p>3590.2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94.23" calcext:value-type="float">
            <text:p>3594.2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598.24" calcext:value-type="float">
            <text:p>3598.2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02.25" calcext:value-type="float">
            <text:p>3602.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06.26" calcext:value-type="float">
            <text:p>3606.2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10.26" calcext:value-type="float">
            <text:p>3610.2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14.27" calcext:value-type="float">
            <text:p>3614.2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18.28" calcext:value-type="float">
            <text:p>3618.2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22.29" calcext:value-type="float">
            <text:p>3622.2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26.3" calcext:value-type="float">
            <text:p>3626.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30.3" calcext:value-type="float">
            <text:p>3630.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34.31" calcext:value-type="float">
            <text:p>3634.3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38.32" calcext:value-type="float">
            <text:p>3638.3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42.33" calcext:value-type="float">
            <text:p>3642.3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46.33" calcext:value-type="float">
            <text:p>3646.3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50.34" calcext:value-type="float">
            <text:p>3650.3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54.35" calcext:value-type="float">
            <text:p>3654.3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58.36" calcext:value-type="float">
            <text:p>3658.3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62.37" calcext:value-type="float">
            <text:p>3662.3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66.37" calcext:value-type="float">
            <text:p>3666.3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70.38" calcext:value-type="float">
            <text:p>3670.3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74.39" calcext:value-type="float">
            <text:p>3674.3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78.4" calcext:value-type="float">
            <text:p>3678.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82.4" calcext:value-type="float">
            <text:p>3682.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86.41" calcext:value-type="float">
            <text:p>3686.4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90.42" calcext:value-type="float">
            <text:p>3690.4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94.43" calcext:value-type="float">
            <text:p>3694.4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698.44" calcext:value-type="float">
            <text:p>3698.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702.44" calcext:value-type="float">
            <text:p>3702.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706.45" calcext:value-type="float">
            <text:p>3706.4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710.46" calcext:value-type="float">
            <text:p>3710.4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714.47" calcext:value-type="float">
            <text:p>3714.4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718.48" calcext:value-type="float">
            <text:p>3718.4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722.48" calcext:value-type="float">
            <text:p>3722.4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726.49" calcext:value-type="float">
            <text:p>3726.4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730.5" calcext:value-type="float">
            <text:p>3730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734.51" calcext:value-type="float">
            <text:p>3734.5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738.51" calcext:value-type="float">
            <text:p>3738.5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742.52" calcext:value-type="float">
            <text:p>3742.5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746.53" calcext:value-type="float">
            <text:p>3746.5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750.54" calcext:value-type="float">
            <text:p>3750.5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754.55" calcext:value-type="float">
            <text:p>3754.5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758.55" calcext:value-type="float">
            <text:p>3758.5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762.56" calcext:value-type="float">
            <text:p>3762.5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766.57" calcext:value-type="float">
            <text:p>3766.5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770.58" calcext:value-type="float">
            <text:p>3770.5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3774.58" calcext:value-type="float">
            <text:p>3774.58</text:p>
          </table:table-cell>
          <table:table-cell office:value-type="float" office:value="999.999374923105" calcext:value-type="float">
            <text:p>999.999374923105</text:p>
          </table:table-cell>
        </table:table-row>
        <table:table-row table:style-name="ro1">
          <table:table-cell/>
          <table:table-cell office:value-type="float" office:value="3778.59" calcext:value-type="float">
            <text:p>3778.59</text:p>
          </table:table-cell>
          <table:table-cell office:value-type="float" office:value="999.998596331278" calcext:value-type="float">
            <text:p>999.998596331278</text:p>
          </table:table-cell>
        </table:table-row>
        <table:table-row table:style-name="ro1">
          <table:table-cell/>
          <table:table-cell office:value-type="float" office:value="3782.6" calcext:value-type="float">
            <text:p>3782.6</text:p>
          </table:table-cell>
          <table:table-cell office:value-type="float" office:value="999.996958255442" calcext:value-type="float">
            <text:p>999.996958255442</text:p>
          </table:table-cell>
        </table:table-row>
        <table:table-row table:style-name="ro1">
          <table:table-cell/>
          <table:table-cell office:value-type="float" office:value="3786.61" calcext:value-type="float">
            <text:p>3786.61</text:p>
          </table:table-cell>
          <table:table-cell office:value-type="float" office:value="999.993639257751" calcext:value-type="float">
            <text:p>999.993639257751</text:p>
          </table:table-cell>
        </table:table-row>
        <table:table-row table:style-name="ro1">
          <table:table-cell/>
          <table:table-cell office:value-type="float" office:value="3790.62" calcext:value-type="float">
            <text:p>3790.62</text:p>
          </table:table-cell>
          <table:table-cell office:value-type="float" office:value="999.987164292984" calcext:value-type="float">
            <text:p>999.987164292984</text:p>
          </table:table-cell>
        </table:table-row>
        <table:table-row table:style-name="ro1">
          <table:table-cell/>
          <table:table-cell office:value-type="float" office:value="3794.62" calcext:value-type="float">
            <text:p>3794.62</text:p>
          </table:table-cell>
          <table:table-cell office:value-type="float" office:value="999.975004678109" calcext:value-type="float">
            <text:p>999.975004678109</text:p>
          </table:table-cell>
        </table:table-row>
        <table:table-row table:style-name="ro1">
          <table:table-cell/>
          <table:table-cell office:value-type="float" office:value="3798.63" calcext:value-type="float">
            <text:p>3798.63</text:p>
          </table:table-cell>
          <table:table-cell office:value-type="float" office:value="999.953029561678" calcext:value-type="float">
            <text:p>999.953029561678</text:p>
          </table:table-cell>
        </table:table-row>
        <table:table-row table:style-name="ro1">
          <table:table-cell/>
          <table:table-cell office:value-type="float" office:value="3802.64" calcext:value-type="float">
            <text:p>3802.64</text:p>
          </table:table-cell>
          <table:table-cell office:value-type="float" office:value="999.914823962467" calcext:value-type="float">
            <text:p>999.914823962467</text:p>
          </table:table-cell>
        </table:table-row>
        <table:table-row table:style-name="ro1">
          <table:table-cell/>
          <table:table-cell office:value-type="float" office:value="3806.65" calcext:value-type="float">
            <text:p>3806.65</text:p>
          </table:table-cell>
          <table:table-cell office:value-type="float" office:value="999.850948211239" calcext:value-type="float">
            <text:p>999.850948211239</text:p>
          </table:table-cell>
        </table:table-row>
        <table:table-row table:style-name="ro1">
          <table:table-cell/>
          <table:table-cell office:value-type="float" office:value="3810.65" calcext:value-type="float">
            <text:p>3810.65</text:p>
          </table:table-cell>
          <table:table-cell office:value-type="float" office:value="999.748299607544" calcext:value-type="float">
            <text:p>999.748299607544</text:p>
          </table:table-cell>
        </table:table-row>
        <table:table-row table:style-name="ro1">
          <table:table-cell/>
          <table:table-cell office:value-type="float" office:value="3814.66" calcext:value-type="float">
            <text:p>3814.66</text:p>
          </table:table-cell>
          <table:table-cell office:value-type="float" office:value="999.589836005893" calcext:value-type="float">
            <text:p>999.589836005893</text:p>
          </table:table-cell>
        </table:table-row>
        <table:table-row table:style-name="ro1">
          <table:table-cell/>
          <table:table-cell office:value-type="float" office:value="3818.67" calcext:value-type="float">
            <text:p>3818.67</text:p>
          </table:table-cell>
          <table:table-cell office:value-type="float" office:value="999.355002375975" calcext:value-type="float">
            <text:p>999.355002375975</text:p>
          </table:table-cell>
        </table:table-row>
        <table:table-row table:style-name="ro1">
          <table:table-cell/>
          <table:table-cell office:value-type="float" office:value="3822.68" calcext:value-type="float">
            <text:p>3822.68</text:p>
          </table:table-cell>
          <table:table-cell office:value-type="float" office:value="999.021218760427" calcext:value-type="float">
            <text:p>999.021218760427</text:p>
          </table:table-cell>
        </table:table-row>
        <table:table-row table:style-name="ro1">
          <table:table-cell/>
          <table:table-cell office:value-type="float" office:value="3826.69" calcext:value-type="float">
            <text:p>3826.69</text:p>
          </table:table-cell>
          <table:table-cell office:value-type="float" office:value="998.566690105939" calcext:value-type="float">
            <text:p>998.566690105939</text:p>
          </table:table-cell>
        </table:table-row>
        <table:table-row table:style-name="ro1">
          <table:table-cell/>
          <table:table-cell office:value-type="float" office:value="3830.69" calcext:value-type="float">
            <text:p>3830.69</text:p>
          </table:table-cell>
          <table:table-cell office:value-type="float" office:value="997.974550117755" calcext:value-type="float">
            <text:p>997.974550117755</text:p>
          </table:table-cell>
        </table:table-row>
        <table:table-row table:style-name="ro1">
          <table:table-cell/>
          <table:table-cell office:value-type="float" office:value="3834.7" calcext:value-type="float">
            <text:p>3834.7</text:p>
          </table:table-cell>
          <table:table-cell office:value-type="float" office:value="997.237960757866" calcext:value-type="float">
            <text:p>997.237960757866</text:p>
          </table:table-cell>
        </table:table-row>
        <table:table-row table:style-name="ro1">
          <table:table-cell/>
          <table:table-cell office:value-type="float" office:value="3838.71" calcext:value-type="float">
            <text:p>3838.71</text:p>
          </table:table-cell>
          <table:table-cell office:value-type="float" office:value="996.365328813294" calcext:value-type="float">
            <text:p>996.365328813294</text:p>
          </table:table-cell>
        </table:table-row>
        <table:table-row table:style-name="ro1">
          <table:table-cell/>
          <table:table-cell office:value-type="float" office:value="3842.72" calcext:value-type="float">
            <text:p>3842.72</text:p>
          </table:table-cell>
          <table:table-cell office:value-type="float" office:value="995.384408634392" calcext:value-type="float">
            <text:p>995.384408634392</text:p>
          </table:table-cell>
        </table:table-row>
        <table:table-row table:style-name="ro1">
          <table:table-cell/>
          <table:table-cell office:value-type="float" office:value="3846.73" calcext:value-type="float">
            <text:p>3846.73</text:p>
          </table:table-cell>
          <table:table-cell office:value-type="float" office:value="994.343907324951" calcext:value-type="float">
            <text:p>994.343907324951</text:p>
          </table:table-cell>
        </table:table-row>
        <table:table-row table:style-name="ro1">
          <table:table-cell/>
          <table:table-cell office:value-type="float" office:value="3850.73" calcext:value-type="float">
            <text:p>3850.73</text:p>
          </table:table-cell>
          <table:table-cell office:value-type="float" office:value="993.311440085384" calcext:value-type="float">
            <text:p>993.311440085384</text:p>
          </table:table-cell>
        </table:table-row>
        <table:table-row table:style-name="ro1">
          <table:table-cell/>
          <table:table-cell office:value-type="float" office:value="3854.74" calcext:value-type="float">
            <text:p>3854.74</text:p>
          </table:table-cell>
          <table:table-cell office:value-type="float" office:value="992.367344390446" calcext:value-type="float">
            <text:p>992.367344390446</text:p>
          </table:table-cell>
        </table:table-row>
        <table:table-row table:style-name="ro1">
          <table:table-cell/>
          <table:table-cell office:value-type="float" office:value="3858.75" calcext:value-type="float">
            <text:p>3858.75</text:p>
          </table:table-cell>
          <table:table-cell office:value-type="float" office:value="991.594846425094" calcext:value-type="float">
            <text:p>991.594846425094</text:p>
          </table:table-cell>
        </table:table-row>
        <table:table-row table:style-name="ro1">
          <table:table-cell/>
          <table:table-cell office:value-type="float" office:value="3862.76" calcext:value-type="float">
            <text:p>3862.76</text:p>
          </table:table-cell>
          <table:table-cell office:value-type="float" office:value="991.068126175251" calcext:value-type="float">
            <text:p>991.068126175251</text:p>
          </table:table-cell>
        </table:table-row>
        <table:table-row table:style-name="ro1">
          <table:table-cell/>
          <table:table-cell office:value-type="float" office:value="3866.76" calcext:value-type="float">
            <text:p>3866.76</text:p>
          </table:table-cell>
          <table:table-cell office:value-type="float" office:value="990.84061221672" calcext:value-type="float">
            <text:p>990.84061221672</text:p>
          </table:table-cell>
        </table:table-row>
        <table:table-row table:style-name="ro1">
          <table:table-cell/>
          <table:table-cell office:value-type="float" office:value="3870.77" calcext:value-type="float">
            <text:p>3870.77</text:p>
          </table:table-cell>
          <table:table-cell office:value-type="float" office:value="990.93605516793" calcext:value-type="float">
            <text:p>990.93605516793</text:p>
          </table:table-cell>
        </table:table-row>
        <table:table-row table:style-name="ro1">
          <table:table-cell/>
          <table:table-cell office:value-type="float" office:value="3874.78" calcext:value-type="float">
            <text:p>3874.78</text:p>
          </table:table-cell>
          <table:table-cell office:value-type="float" office:value="991.341589636733" calcext:value-type="float">
            <text:p>991.341589636733</text:p>
          </table:table-cell>
        </table:table-row>
        <table:table-row table:style-name="ro1">
          <table:table-cell/>
          <table:table-cell office:value-type="float" office:value="3878.79" calcext:value-type="float">
            <text:p>3878.79</text:p>
          </table:table-cell>
          <table:table-cell office:value-type="float" office:value="992.017345309231" calcext:value-type="float">
            <text:p>992.017345309231</text:p>
          </table:table-cell>
        </table:table-row>
        <table:table-row table:style-name="ro1">
          <table:table-cell/>
          <table:table-cell office:value-type="float" office:value="3882.8" calcext:value-type="float">
            <text:p>3882.8</text:p>
          </table:table-cell>
          <table:table-cell office:value-type="float" office:value="992.893180864548" calcext:value-type="float">
            <text:p>992.893180864548</text:p>
          </table:table-cell>
        </table:table-row>
        <table:table-row table:style-name="ro1">
          <table:table-cell/>
          <table:table-cell office:value-type="float" office:value="3886.8" calcext:value-type="float">
            <text:p>3886.8</text:p>
          </table:table-cell>
          <table:table-cell office:value-type="float" office:value="993.88443011723" calcext:value-type="float">
            <text:p>993.88443011723</text:p>
          </table:table-cell>
        </table:table-row>
        <table:table-row table:style-name="ro1">
          <table:table-cell/>
          <table:table-cell office:value-type="float" office:value="3890.81" calcext:value-type="float">
            <text:p>3890.81</text:p>
          </table:table-cell>
          <table:table-cell office:value-type="float" office:value="994.901635410228" calcext:value-type="float">
            <text:p>994.901635410228</text:p>
          </table:table-cell>
        </table:table-row>
        <table:table-row table:style-name="ro1">
          <table:table-cell/>
          <table:table-cell office:value-type="float" office:value="3894.82" calcext:value-type="float">
            <text:p>3894.82</text:p>
          </table:table-cell>
          <table:table-cell office:value-type="float" office:value="995.859739264467" calcext:value-type="float">
            <text:p>995.859739264467</text:p>
          </table:table-cell>
        </table:table-row>
        <table:table-row table:style-name="ro1">
          <table:table-cell/>
          <table:table-cell office:value-type="float" office:value="3898.83" calcext:value-type="float">
            <text:p>3898.83</text:p>
          </table:table-cell>
          <table:table-cell office:value-type="float" office:value="996.683514934289" calcext:value-type="float">
            <text:p>996.683514934289</text:p>
          </table:table-cell>
        </table:table-row>
        <table:table-row table:style-name="ro1">
          <table:table-cell/>
          <table:table-cell office:value-type="float" office:value="3902.83" calcext:value-type="float">
            <text:p>3902.83</text:p>
          </table:table-cell>
          <table:table-cell office:value-type="float" office:value="997.308380357489" calcext:value-type="float">
            <text:p>997.308380357489</text:p>
          </table:table-cell>
        </table:table-row>
        <table:table-row table:style-name="ro1">
          <table:table-cell/>
          <table:table-cell office:value-type="float" office:value="3906.84" calcext:value-type="float">
            <text:p>3906.84</text:p>
          </table:table-cell>
          <table:table-cell office:value-type="float" office:value="997.677054587827" calcext:value-type="float">
            <text:p>997.677054587827</text:p>
          </table:table-cell>
        </table:table-row>
        <table:table-row table:style-name="ro1">
          <table:table-cell/>
          <table:table-cell office:value-type="float" office:value="3910.85" calcext:value-type="float">
            <text:p>3910.85</text:p>
          </table:table-cell>
          <table:table-cell office:value-type="float" office:value="997.733704683342" calcext:value-type="float">
            <text:p>997.733704683342</text:p>
          </table:table-cell>
        </table:table-row>
        <table:table-row table:style-name="ro1">
          <table:table-cell/>
          <table:table-cell office:value-type="float" office:value="3914.86" calcext:value-type="float">
            <text:p>3914.86</text:p>
          </table:table-cell>
          <table:table-cell office:value-type="float" office:value="997.418060344405" calcext:value-type="float">
            <text:p>997.418060344405</text:p>
          </table:table-cell>
        </table:table-row>
        <table:table-row table:style-name="ro1">
          <table:table-cell/>
          <table:table-cell office:value-type="float" office:value="3918.87" calcext:value-type="float">
            <text:p>3918.87</text:p>
          </table:table-cell>
          <table:table-cell office:value-type="float" office:value="996.662294254827" calcext:value-type="float">
            <text:p>996.662294254827</text:p>
          </table:table-cell>
        </table:table-row>
        <table:table-row table:style-name="ro1">
          <table:table-cell/>
          <table:table-cell office:value-type="float" office:value="3922.87" calcext:value-type="float">
            <text:p>3922.87</text:p>
          </table:table-cell>
          <table:table-cell office:value-type="float" office:value="995.393189332602" calcext:value-type="float">
            <text:p>995.393189332602</text:p>
          </table:table-cell>
        </table:table-row>
        <table:table-row table:style-name="ro1">
          <table:table-cell/>
          <table:table-cell office:value-type="float" office:value="3926.88" calcext:value-type="float">
            <text:p>3926.88</text:p>
          </table:table-cell>
          <table:table-cell office:value-type="float" office:value="993.541193580987" calcext:value-type="float">
            <text:p>993.541193580987</text:p>
          </table:table-cell>
        </table:table-row>
        <table:table-row table:style-name="ro1">
          <table:table-cell/>
          <table:table-cell office:value-type="float" office:value="3930.89" calcext:value-type="float">
            <text:p>3930.89</text:p>
          </table:table-cell>
          <table:table-cell office:value-type="float" office:value="991.056419694977" calcext:value-type="float">
            <text:p>991.056419694977</text:p>
          </table:table-cell>
        </table:table-row>
        <table:table-row table:style-name="ro1">
          <table:table-cell/>
          <table:table-cell office:value-type="float" office:value="3934.9" calcext:value-type="float">
            <text:p>3934.9</text:p>
          </table:table-cell>
          <table:table-cell office:value-type="float" office:value="987.929637520865" calcext:value-type="float">
            <text:p>987.929637520865</text:p>
          </table:table-cell>
        </table:table-row>
        <table:table-row table:style-name="ro1">
          <table:table-cell/>
          <table:table-cell office:value-type="float" office:value="3938.91" calcext:value-type="float">
            <text:p>3938.91</text:p>
          </table:table-cell>
          <table:table-cell office:value-type="float" office:value="984.2141997942" calcext:value-type="float">
            <text:p>984.2141997942</text:p>
          </table:table-cell>
        </table:table-row>
        <table:table-row table:style-name="ro1">
          <table:table-cell/>
          <table:table-cell office:value-type="float" office:value="3942.91" calcext:value-type="float">
            <text:p>3942.91</text:p>
          </table:table-cell>
          <table:table-cell office:value-type="float" office:value="980.043217942256" calcext:value-type="float">
            <text:p>980.043217942256</text:p>
          </table:table-cell>
        </table:table-row>
        <table:table-row table:style-name="ro1">
          <table:table-cell/>
          <table:table-cell office:value-type="float" office:value="3946.92" calcext:value-type="float">
            <text:p>3946.92</text:p>
          </table:table-cell>
          <table:table-cell office:value-type="float" office:value="975.635846048416" calcext:value-type="float">
            <text:p>975.635846048416</text:p>
          </table:table-cell>
        </table:table-row>
        <table:table-row table:style-name="ro1">
          <table:table-cell/>
          <table:table-cell office:value-type="float" office:value="3950.93" calcext:value-type="float">
            <text:p>3950.93</text:p>
          </table:table-cell>
          <table:table-cell office:value-type="float" office:value="971.287773905668" calcext:value-type="float">
            <text:p>971.287773905668</text:p>
          </table:table-cell>
        </table:table-row>
        <table:table-row table:style-name="ro1">
          <table:table-cell/>
          <table:table-cell office:value-type="float" office:value="3954.94" calcext:value-type="float">
            <text:p>3954.94</text:p>
          </table:table-cell>
          <table:table-cell office:value-type="float" office:value="967.344076871698" calcext:value-type="float">
            <text:p>967.344076871698</text:p>
          </table:table-cell>
        </table:table-row>
        <table:table-row table:style-name="ro1">
          <table:table-cell/>
          <table:table-cell office:value-type="float" office:value="3958.94" calcext:value-type="float">
            <text:p>3958.94</text:p>
          </table:table-cell>
          <table:table-cell office:value-type="float" office:value="964.156890626876" calcext:value-type="float">
            <text:p>964.156890626876</text:p>
          </table:table-cell>
        </table:table-row>
        <table:table-row table:style-name="ro1">
          <table:table-cell/>
          <table:table-cell office:value-type="float" office:value="3962.95" calcext:value-type="float">
            <text:p>3962.95</text:p>
          </table:table-cell>
          <table:table-cell office:value-type="float" office:value="962.035220382969" calcext:value-type="float">
            <text:p>962.035220382969</text:p>
          </table:table-cell>
        </table:table-row>
        <table:table-row table:style-name="ro1">
          <table:table-cell/>
          <table:table-cell office:value-type="float" office:value="3966.96" calcext:value-type="float">
            <text:p>3966.96</text:p>
          </table:table-cell>
          <table:table-cell office:value-type="float" office:value="961.194467734243" calcext:value-type="float">
            <text:p>961.194467734243</text:p>
          </table:table-cell>
        </table:table-row>
        <table:table-row table:style-name="ro1">
          <table:table-cell/>
          <table:table-cell office:value-type="float" office:value="3970.97" calcext:value-type="float">
            <text:p>3970.97</text:p>
          </table:table-cell>
          <table:table-cell office:value-type="float" office:value="961.723400617542" calcext:value-type="float">
            <text:p>961.723400617542</text:p>
          </table:table-cell>
        </table:table-row>
        <table:table-row table:style-name="ro1">
          <table:table-cell/>
          <table:table-cell office:value-type="float" office:value="3974.98" calcext:value-type="float">
            <text:p>3974.98</text:p>
          </table:table-cell>
          <table:table-cell office:value-type="float" office:value="963.56657590484" calcext:value-type="float">
            <text:p>963.56657590484</text:p>
          </table:table-cell>
        </table:table-row>
        <table:table-row table:style-name="ro1">
          <table:table-cell/>
          <table:table-cell office:value-type="float" office:value="3978.98" calcext:value-type="float">
            <text:p>3978.98</text:p>
          </table:table-cell>
          <table:table-cell office:value-type="float" office:value="966.534788657728" calcext:value-type="float">
            <text:p>966.534788657728</text:p>
          </table:table-cell>
        </table:table-row>
        <table:table-row table:style-name="ro1">
          <table:table-cell/>
          <table:table-cell office:value-type="float" office:value="3982.99" calcext:value-type="float">
            <text:p>3982.99</text:p>
          </table:table-cell>
          <table:table-cell office:value-type="float" office:value="970.33706668634" calcext:value-type="float">
            <text:p>970.33706668634</text:p>
          </table:table-cell>
        </table:table-row>
        <table:table-row table:style-name="ro1">
          <table:table-cell/>
          <table:table-cell office:value-type="float" office:value="3987" calcext:value-type="float">
            <text:p>3987</text:p>
          </table:table-cell>
          <table:table-cell office:value-type="float" office:value="974.627599431184" calcext:value-type="float">
            <text:p>974.627599431184</text:p>
          </table:table-cell>
        </table:table-row>
        <table:table-row table:style-name="ro1">
          <table:table-cell/>
          <table:table-cell office:value-type="float" office:value="3991.01" calcext:value-type="float">
            <text:p>3991.01</text:p>
          </table:table-cell>
          <table:table-cell office:value-type="float" office:value="979.057141254334" calcext:value-type="float">
            <text:p>979.057141254334</text:p>
          </table:table-cell>
        </table:table-row>
        <table:table-row table:style-name="ro1">
          <table:table-cell/>
          <table:table-cell office:value-type="float" office:value="3995.01" calcext:value-type="float">
            <text:p>3995.01</text:p>
          </table:table-cell>
          <table:table-cell office:value-type="float" office:value="983.318415171033" calcext:value-type="float">
            <text:p>983.318415171033</text:p>
          </table:table-cell>
        </table:table-row>
        <table:table-row table:style-name="ro1">
          <table:table-cell/>
          <table:table-cell office:value-type="float" office:value="3999.02" calcext:value-type="float">
            <text:p>3999.02</text:p>
          </table:table-cell>
          <table:table-cell office:value-type="float" office:value="987.177710045721" calcext:value-type="float">
            <text:p>987.177710045721</text:p>
          </table:table-cell>
        </table:table-row>
        <table:table-row table:style-name="ro1">
          <table:table-cell/>
          <table:table-cell office:value-type="float" office:value="4003.03" calcext:value-type="float">
            <text:p>4003.03</text:p>
          </table:table-cell>
          <table:table-cell office:value-type="float" office:value="990.489117437707" calcext:value-type="float">
            <text:p>990.489117437707</text:p>
          </table:table-cell>
        </table:table-row>
        <table:table-row table:style-name="ro1">
          <table:table-cell/>
          <table:table-cell office:value-type="float" office:value="4007.04" calcext:value-type="float">
            <text:p>4007.04</text:p>
          </table:table-cell>
          <table:table-cell office:value-type="float" office:value="993.192259617551" calcext:value-type="float">
            <text:p>993.192259617551</text:p>
          </table:table-cell>
        </table:table-row>
        <table:table-row table:style-name="ro1">
          <table:table-cell/>
          <table:table-cell office:value-type="float" office:value="4011.05" calcext:value-type="float">
            <text:p>4011.05</text:p>
          </table:table-cell>
          <table:table-cell office:value-type="float" office:value="995.297680956133" calcext:value-type="float">
            <text:p>995.297680956133</text:p>
          </table:table-cell>
        </table:table-row>
        <table:table-row table:style-name="ro1">
          <table:table-cell/>
          <table:table-cell office:value-type="float" office:value="4015.05" calcext:value-type="float">
            <text:p>4015.05</text:p>
          </table:table-cell>
          <table:table-cell office:value-type="float" office:value="996.865645321749" calcext:value-type="float">
            <text:p>996.865645321749</text:p>
          </table:table-cell>
        </table:table-row>
        <table:table-row table:style-name="ro1">
          <table:table-cell/>
          <table:table-cell office:value-type="float" office:value="4019.06" calcext:value-type="float">
            <text:p>4019.06</text:p>
          </table:table-cell>
          <table:table-cell office:value-type="float" office:value="997.983904378425" calcext:value-type="float">
            <text:p>997.983904378425</text:p>
          </table:table-cell>
        </table:table-row>
        <table:table-row table:style-name="ro1">
          <table:table-cell/>
          <table:table-cell office:value-type="float" office:value="4023.07" calcext:value-type="float">
            <text:p>4023.07</text:p>
          </table:table-cell>
          <table:table-cell office:value-type="float" office:value="998.748585869883" calcext:value-type="float">
            <text:p>998.748585869883</text:p>
          </table:table-cell>
        </table:table-row>
        <table:table-row table:style-name="ro1">
          <table:table-cell/>
          <table:table-cell office:value-type="float" office:value="4027.08" calcext:value-type="float">
            <text:p>4027.08</text:p>
          </table:table-cell>
          <table:table-cell office:value-type="float" office:value="999.250420116498" calcext:value-type="float">
            <text:p>999.250420116498</text:p>
          </table:table-cell>
        </table:table-row>
        <table:table-row table:style-name="ro1">
          <table:table-cell/>
          <table:table-cell office:value-type="float" office:value="4031.09" calcext:value-type="float">
            <text:p>4031.09</text:p>
          </table:table-cell>
          <table:table-cell office:value-type="float" office:value="999.566726894714" calcext:value-type="float">
            <text:p>999.566726894714</text:p>
          </table:table-cell>
        </table:table-row>
        <table:table-row table:style-name="ro1">
          <table:table-cell/>
          <table:table-cell office:value-type="float" office:value="4035.09" calcext:value-type="float">
            <text:p>4035.09</text:p>
          </table:table-cell>
          <table:table-cell office:value-type="float" office:value="999.7583245805" calcext:value-type="float">
            <text:p>999.7583245805</text:p>
          </table:table-cell>
        </table:table-row>
        <table:table-row table:style-name="ro1">
          <table:table-cell/>
          <table:table-cell office:value-type="float" office:value="4039.1" calcext:value-type="float">
            <text:p>4039.1</text:p>
          </table:table-cell>
          <table:table-cell office:value-type="float" office:value="999.869914116486" calcext:value-type="float">
            <text:p>999.869914116486</text:p>
          </table:table-cell>
        </table:table-row>
        <table:table-row table:style-name="ro1">
          <table:table-cell/>
          <table:table-cell office:value-type="float" office:value="4043.11" calcext:value-type="float">
            <text:p>4043.11</text:p>
          </table:table-cell>
          <table:table-cell office:value-type="float" office:value="999.93242986273" calcext:value-type="float">
            <text:p>999.93242986273</text:p>
          </table:table-cell>
        </table:table-row>
        <table:table-row table:style-name="ro1">
          <table:table-cell/>
          <table:table-cell office:value-type="float" office:value="4047.12" calcext:value-type="float">
            <text:p>4047.12</text:p>
          </table:table-cell>
          <table:table-cell office:value-type="float" office:value="999.966130688219" calcext:value-type="float">
            <text:p>999.966130688219</text:p>
          </table:table-cell>
        </table:table-row>
        <table:table-row table:style-name="ro1">
          <table:table-cell/>
          <table:table-cell office:value-type="float" office:value="4051.12" calcext:value-type="float">
            <text:p>4051.12</text:p>
          </table:table-cell>
          <table:table-cell office:value-type="float" office:value="999.983617322459" calcext:value-type="float">
            <text:p>999.983617322459</text:p>
          </table:table-cell>
        </table:table-row>
        <table:table-row table:style-name="ro1">
          <table:table-cell/>
          <table:table-cell office:value-type="float" office:value="4055.13" calcext:value-type="float">
            <text:p>4055.13</text:p>
          </table:table-cell>
          <table:table-cell office:value-type="float" office:value="999.992353013301" calcext:value-type="float">
            <text:p>999.992353013301</text:p>
          </table:table-cell>
        </table:table-row>
        <table:table-row table:style-name="ro1">
          <table:table-cell/>
          <table:table-cell office:value-type="float" office:value="4059.14" calcext:value-type="float">
            <text:p>4059.14</text:p>
          </table:table-cell>
          <table:table-cell office:value-type="float" office:value="999.996555527459" calcext:value-type="float">
            <text:p>999.996555527459</text:p>
          </table:table-cell>
        </table:table-row>
        <table:table-row table:style-name="ro1">
          <table:table-cell/>
          <table:table-cell office:value-type="float" office:value="4063.15" calcext:value-type="float">
            <text:p>4063.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067.16" calcext:value-type="float">
            <text:p>4067.1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071.16" calcext:value-type="float">
            <text:p>4071.1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075.17" calcext:value-type="float">
            <text:p>4075.1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079.18" calcext:value-type="float">
            <text:p>4079.1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083.19" calcext:value-type="float">
            <text:p>4083.1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087.19" calcext:value-type="float">
            <text:p>4087.1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091.2" calcext:value-type="float">
            <text:p>4091.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095.21" calcext:value-type="float">
            <text:p>4095.2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099.22" calcext:value-type="float">
            <text:p>4099.2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03.23" calcext:value-type="float">
            <text:p>4103.2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07.23" calcext:value-type="float">
            <text:p>4107.2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11.24" calcext:value-type="float">
            <text:p>4111.2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15.25" calcext:value-type="float">
            <text:p>4115.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19.26" calcext:value-type="float">
            <text:p>4119.2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23.26" calcext:value-type="float">
            <text:p>4123.2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27.27" calcext:value-type="float">
            <text:p>4127.2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31.28" calcext:value-type="float">
            <text:p>4131.2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35.29" calcext:value-type="float">
            <text:p>4135.2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39.3" calcext:value-type="float">
            <text:p>4139.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43.3" calcext:value-type="float">
            <text:p>4143.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47.31" calcext:value-type="float">
            <text:p>4147.3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51.32" calcext:value-type="float">
            <text:p>4151.3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55.33" calcext:value-type="float">
            <text:p>4155.3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59.34" calcext:value-type="float">
            <text:p>4159.3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63.34" calcext:value-type="float">
            <text:p>4163.3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67.35" calcext:value-type="float">
            <text:p>4167.3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71.36" calcext:value-type="float">
            <text:p>4171.3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75.37" calcext:value-type="float">
            <text:p>4175.3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79.37" calcext:value-type="float">
            <text:p>4179.3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83.38" calcext:value-type="float">
            <text:p>4183.3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87.39" calcext:value-type="float">
            <text:p>4187.3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91.4" calcext:value-type="float">
            <text:p>4191.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95.41" calcext:value-type="float">
            <text:p>4195.4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199.41" calcext:value-type="float">
            <text:p>4199.4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03.42" calcext:value-type="float">
            <text:p>4203.4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07.43" calcext:value-type="float">
            <text:p>4207.4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11.44" calcext:value-type="float">
            <text:p>4211.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15.44" calcext:value-type="float">
            <text:p>4215.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19.45" calcext:value-type="float">
            <text:p>4219.4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23.46" calcext:value-type="float">
            <text:p>4223.4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27.47" calcext:value-type="float">
            <text:p>4227.4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31.48" calcext:value-type="float">
            <text:p>4231.4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35.48" calcext:value-type="float">
            <text:p>4235.4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39.49" calcext:value-type="float">
            <text:p>4239.4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43.5" calcext:value-type="float">
            <text:p>4243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47.51" calcext:value-type="float">
            <text:p>4247.5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51.52" calcext:value-type="float">
            <text:p>4251.5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55.52" calcext:value-type="float">
            <text:p>4255.5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59.53" calcext:value-type="float">
            <text:p>4259.5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63.54" calcext:value-type="float">
            <text:p>4263.5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67.55" calcext:value-type="float">
            <text:p>4267.5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71.55" calcext:value-type="float">
            <text:p>4271.5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75.56" calcext:value-type="float">
            <text:p>4275.5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79.57" calcext:value-type="float">
            <text:p>4279.5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83.58" calcext:value-type="float">
            <text:p>4283.5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87.59" calcext:value-type="float">
            <text:p>4287.5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91.59" calcext:value-type="float">
            <text:p>4291.5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95.6" calcext:value-type="float">
            <text:p>4295.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299.61" calcext:value-type="float">
            <text:p>4299.6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03.62" calcext:value-type="float">
            <text:p>4303.6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07.62" calcext:value-type="float">
            <text:p>4307.6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11.63" calcext:value-type="float">
            <text:p>4311.6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15.64" calcext:value-type="float">
            <text:p>4315.6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19.65" calcext:value-type="float">
            <text:p>4319.6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23.66" calcext:value-type="float">
            <text:p>4323.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27.66" calcext:value-type="float">
            <text:p>4327.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31.67" calcext:value-type="float">
            <text:p>4331.6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35.68" calcext:value-type="float">
            <text:p>4335.6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39.69" calcext:value-type="float">
            <text:p>4339.6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43.7" calcext:value-type="float">
            <text:p>4343.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47.7" calcext:value-type="float">
            <text:p>4347.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51.71" calcext:value-type="float">
            <text:p>4351.7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55.72" calcext:value-type="float">
            <text:p>4355.7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59.73" calcext:value-type="float">
            <text:p>4359.7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63.73" calcext:value-type="float">
            <text:p>4363.7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67.74" calcext:value-type="float">
            <text:p>4367.7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71.75" calcext:value-type="float">
            <text:p>4371.7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75.76" calcext:value-type="float">
            <text:p>4375.7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79.77" calcext:value-type="float">
            <text:p>4379.7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83.77" calcext:value-type="float">
            <text:p>4383.7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87.78" calcext:value-type="float">
            <text:p>4387.7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91.79" calcext:value-type="float">
            <text:p>4391.7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95.8" calcext:value-type="float">
            <text:p>4395.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399.8" calcext:value-type="float">
            <text:p>4399.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03.81" calcext:value-type="float">
            <text:p>4403.8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07.82" calcext:value-type="float">
            <text:p>4407.8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11.83" calcext:value-type="float">
            <text:p>4411.8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15.84" calcext:value-type="float">
            <text:p>4415.8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19.84" calcext:value-type="float">
            <text:p>4419.8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23.85" calcext:value-type="float">
            <text:p>4423.8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27.86" calcext:value-type="float">
            <text:p>4427.8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31.87" calcext:value-type="float">
            <text:p>4431.8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35.87" calcext:value-type="float">
            <text:p>4435.8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39.88" calcext:value-type="float">
            <text:p>4439.8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43.89" calcext:value-type="float">
            <text:p>4443.8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47.9" calcext:value-type="float">
            <text:p>4447.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51.91" calcext:value-type="float">
            <text:p>4451.9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55.91" calcext:value-type="float">
            <text:p>4455.9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59.92" calcext:value-type="float">
            <text:p>4459.9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63.93" calcext:value-type="float">
            <text:p>4463.9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67.94" calcext:value-type="float">
            <text:p>4467.9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71.95" calcext:value-type="float">
            <text:p>4471.9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75.95" calcext:value-type="float">
            <text:p>4475.9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79.96" calcext:value-type="float">
            <text:p>4479.9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83.97" calcext:value-type="float">
            <text:p>4483.9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87.98" calcext:value-type="float">
            <text:p>4487.9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91.98" calcext:value-type="float">
            <text:p>4491.9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495.99" calcext:value-type="float">
            <text:p>4495.9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7T13:02:07.878000000</meta:creation-date>
    <dc:date>2020-04-27T13:12:39.745000000</dc:date>
    <meta:editing-duration>PT1S</meta:editing-duration>
    <meta:editing-cycles>1</meta:editing-cycles>
    <meta:document-statistic meta:table-count="1" meta:cell-count="2048" meta:object-count="1"/>
    <meta:generator>LibreOffice/6.4.3.2$Windows_X86_64 LibreOffice_project/747b5d0ebf89f41c860ec2a39efd7cb15b54f2d8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18cm" svg:y="0.316cm" chart:style-name="ch2">
          <text:p>Infrared Spectrum of Water</text:p>
        </chart:title>
        <chart:plot-area chart:style-name="ch3" table:cell-range-address="Sheet1.B1:Sheet1.C1024" svg:x="1.331cm" svg:y="1.275cm" svg:width="14.349cm" svg:height="6.564cm">
          <chartooo:coordinate-region svg:x="1.331cm" svg:y="1.474cm" svg:width="12.985cm" svg:height="5.719cm"/>
          <chart:axis chart:dimension="x" chart:name="primary-x" chart:style-name="ch4">
            <chart:title svg:x="7.482cm" svg:y="8.019cm" chart:style-name="ch5">
              <text:p>Wavenumber</text:p>
            </chart:title>
          </chart:axis>
          <chart:axis chart:dimension="y" chart:name="primary-y" chart:style-name="ch6">
            <chart:title svg:x="0.451cm" svg:y="5.633cm" chart:style-name="ch7">
              <text:p>Transmittance</text:p>
            </chart:title>
            <chart:grid chart:style-name="ch8" chart:class="major"/>
          </chart:axis>
          <chart:series chart:style-name="ch9" chart:values-cell-range-address="Sheet1.C1:Sheet1.C1024" chart:class="chart:scatter">
            <chart:domain table:cell-range-address="Sheet1.B1:Sheet1.B1024"/>
            <chart:data-point chart:repeated="10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B1:Sheet1.B1024</svg:desc>
                </draw:g>
              </table:table-cell>
              <table:table-cell office:value-type="float" office:value="1000">
                <text:p>1000</text:p>
                <draw:g>
                  <svg:desc>Sheet1.C1:Sheet1.C10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4.01">
                <text:p>404.0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8.02">
                <text:p>408.0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2.02">
                <text:p>412.0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6.03">
                <text:p>416.0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0.04">
                <text:p>420.0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4.05">
                <text:p>424.0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8.05">
                <text:p>428.0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2.06">
                <text:p>432.0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6.07">
                <text:p>436.0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.08">
                <text:p>440.0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4.09">
                <text:p>444.0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8.09">
                <text:p>448.0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2.1">
                <text:p>452.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6.11">
                <text:p>456.1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0.12">
                <text:p>460.1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4.13">
                <text:p>464.1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8.13">
                <text:p>468.1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2.14">
                <text:p>472.1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6.15">
                <text:p>476.1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0.16">
                <text:p>480.1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4.16">
                <text:p>484.1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8.17">
                <text:p>488.1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2.18">
                <text:p>492.1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6.19">
                <text:p>496.1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.2">
                <text:p>500.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4.2">
                <text:p>504.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8.21">
                <text:p>508.2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12.22">
                <text:p>512.2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16.23">
                <text:p>516.2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0.23">
                <text:p>520.2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24.24">
                <text:p>524.2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8.25">
                <text:p>528.2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2.26">
                <text:p>532.2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36.27">
                <text:p>536.2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40.27">
                <text:p>540.2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4.28">
                <text:p>544.2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8.29">
                <text:p>548.2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52.3">
                <text:p>552.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6.3">
                <text:p>556.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0.31">
                <text:p>560.3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4.32">
                <text:p>564.3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68.33">
                <text:p>568.3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2.34">
                <text:p>572.3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6.34">
                <text:p>576.3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80.35">
                <text:p>580.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84.36">
                <text:p>584.3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8.37">
                <text:p>588.3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2.38">
                <text:p>592.3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6.38">
                <text:p>596.3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0.39">
                <text:p>600.3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4.4">
                <text:p>604.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8.41">
                <text:p>608.4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2.41">
                <text:p>612.4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16.42">
                <text:p>616.4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0.43">
                <text:p>620.4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4.44">
                <text:p>624.4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8.45">
                <text:p>628.4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2.45">
                <text:p>632.4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6.46">
                <text:p>636.4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0.47">
                <text:p>640.4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44.48">
                <text:p>644.4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8.48">
                <text:p>648.4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2.49">
                <text:p>652.4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6.5">
                <text:p>656.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.51">
                <text:p>660.5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4.52">
                <text:p>664.5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68.52">
                <text:p>668.5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2.53">
                <text:p>672.5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76.54">
                <text:p>676.5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80.55">
                <text:p>680.5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84.56">
                <text:p>684.5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88.56">
                <text:p>688.5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2.57">
                <text:p>692.5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6.58">
                <text:p>696.5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00.59">
                <text:p>700.5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4.59">
                <text:p>704.5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08.6">
                <text:p>708.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12.61">
                <text:p>712.6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16.62">
                <text:p>716.6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20.63">
                <text:p>720.6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24.63">
                <text:p>724.6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28.64">
                <text:p>728.6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32.65">
                <text:p>732.6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36.66">
                <text:p>736.6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40.66">
                <text:p>740.6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44.67">
                <text:p>744.6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48.68">
                <text:p>748.6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52.69">
                <text:p>752.6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56.7">
                <text:p>756.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60.7">
                <text:p>760.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64.71">
                <text:p>764.7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68.72">
                <text:p>768.7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72.73">
                <text:p>772.7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76.74">
                <text:p>776.7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80.74">
                <text:p>780.7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84.75">
                <text:p>784.7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88.76">
                <text:p>788.7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92.77">
                <text:p>792.7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96.77">
                <text:p>796.7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00.78">
                <text:p>800.7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04.79">
                <text:p>804.7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08.8">
                <text:p>808.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12.81">
                <text:p>812.8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16.81">
                <text:p>816.8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20.82">
                <text:p>820.8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24.83">
                <text:p>824.8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28.84">
                <text:p>828.8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32.84">
                <text:p>832.8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36.85">
                <text:p>836.8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40.86">
                <text:p>840.8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44.87">
                <text:p>844.8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48.88">
                <text:p>848.8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52.88">
                <text:p>852.8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56.89">
                <text:p>856.8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60.9">
                <text:p>860.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64.91">
                <text:p>864.9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68.91">
                <text:p>868.9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72.92">
                <text:p>872.9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76.93">
                <text:p>876.9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80.94">
                <text:p>880.9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84.95">
                <text:p>884.9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88.95">
                <text:p>888.9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92.96">
                <text:p>892.9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96.97">
                <text:p>896.9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00.98">
                <text:p>900.9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04.99">
                <text:p>904.9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08.99">
                <text:p>908.9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13">
                <text:p>91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17.01">
                <text:p>917.0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21.02">
                <text:p>921.0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25.02">
                <text:p>925.0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29.03">
                <text:p>929.0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33.04">
                <text:p>933.0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37.05">
                <text:p>937.0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41.06">
                <text:p>941.0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45.06">
                <text:p>945.0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49.07">
                <text:p>949.0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53.08">
                <text:p>953.0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57.09">
                <text:p>957.0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61.09">
                <text:p>961.0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65.1">
                <text:p>965.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69.11">
                <text:p>969.1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73.12">
                <text:p>973.1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77.13">
                <text:p>977.1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81.13">
                <text:p>981.1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85.14">
                <text:p>985.1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89.15">
                <text:p>989.1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93.16">
                <text:p>993.1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97.17">
                <text:p>997.1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01.17">
                <text:p>1001.1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05.18">
                <text:p>1005.1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09.19">
                <text:p>1009.1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13.2">
                <text:p>1013.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17.2">
                <text:p>1017.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21.21">
                <text:p>1021.2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25.22">
                <text:p>1025.2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29.23">
                <text:p>1029.2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33.24">
                <text:p>1033.2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37.24">
                <text:p>1037.2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41.25">
                <text:p>1041.2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45.26">
                <text:p>1045.2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49.27">
                <text:p>1049.2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53.27">
                <text:p>1053.2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57.28">
                <text:p>1057.2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61.29">
                <text:p>1061.2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65.3">
                <text:p>1065.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69.31">
                <text:p>1069.3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73.31">
                <text:p>1073.3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77.32">
                <text:p>1077.3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81.33">
                <text:p>1081.3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85.34">
                <text:p>1085.3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89.35">
                <text:p>1089.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93.35">
                <text:p>1093.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97.36">
                <text:p>1097.3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01.37">
                <text:p>1101.3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05.38">
                <text:p>1105.3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09.38">
                <text:p>1109.3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13.39">
                <text:p>1113.3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17.4">
                <text:p>1117.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21.41">
                <text:p>1121.4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25.42">
                <text:p>1125.4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29.42">
                <text:p>1129.4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33.43">
                <text:p>1133.4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37.44">
                <text:p>1137.4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41.45">
                <text:p>1141.4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45.45">
                <text:p>1145.4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49.46">
                <text:p>1149.4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53.47">
                <text:p>1153.4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57.48">
                <text:p>1157.4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61.49">
                <text:p>1161.4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65.49">
                <text:p>1165.4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69.5">
                <text:p>1169.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73.51">
                <text:p>1173.5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77.52">
                <text:p>1177.5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81.52">
                <text:p>1181.5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85.53">
                <text:p>1185.5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89.54">
                <text:p>1189.5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93.55">
                <text:p>1193.5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97.56">
                <text:p>1197.5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01.56">
                <text:p>1201.5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05.57">
                <text:p>1205.5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09.58">
                <text:p>1209.5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13.59">
                <text:p>1213.5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17.6">
                <text:p>1217.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21.6">
                <text:p>1221.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25.61">
                <text:p>1225.6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29.62">
                <text:p>1229.6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33.63">
                <text:p>1233.6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37.63">
                <text:p>1237.6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41.64">
                <text:p>1241.6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45.65">
                <text:p>1245.6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49.66">
                <text:p>1249.6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53.67">
                <text:p>1253.6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57.67">
                <text:p>1257.6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61.68">
                <text:p>1261.6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65.69">
                <text:p>1265.6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69.7">
                <text:p>1269.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73.7">
                <text:p>1273.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77.71">
                <text:p>1277.7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81.72">
                <text:p>1281.7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85.73">
                <text:p>1285.7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89.74">
                <text:p>1289.7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93.74">
                <text:p>1293.7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97.75">
                <text:p>1297.7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01.76">
                <text:p>1301.7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05.77">
                <text:p>1305.7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09.78">
                <text:p>1309.7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13.78">
                <text:p>1313.7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17.79">
                <text:p>1317.7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21.8">
                <text:p>1321.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25.81">
                <text:p>1325.8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29.81">
                <text:p>1329.8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33.82">
                <text:p>1333.8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37.83">
                <text:p>1337.8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41.84">
                <text:p>1341.8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45.85">
                <text:p>1345.8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49.85">
                <text:p>1349.8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53.86">
                <text:p>1353.8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57.87">
                <text:p>1357.8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61.88">
                <text:p>1361.8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65.88">
                <text:p>1365.8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69.89">
                <text:p>1369.8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73.9">
                <text:p>1373.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77.91">
                <text:p>1377.9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81.92">
                <text:p>1381.9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385.92">
                <text:p>1385.9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89.93">
                <text:p>1389.9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93.94">
                <text:p>1393.9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97.95">
                <text:p>1397.9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01.96">
                <text:p>1401.9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05.96">
                <text:p>1405.9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09.97">
                <text:p>1409.9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13.98">
                <text:p>1413.9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17.99">
                <text:p>1417.9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21.99">
                <text:p>1421.9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26">
                <text:p>142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30.01">
                <text:p>1430.0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34.02">
                <text:p>1434.0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38.03">
                <text:p>1438.0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42.03">
                <text:p>1442.0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46.04">
                <text:p>1446.0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50.05">
                <text:p>1450.0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54.06">
                <text:p>1454.0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58.06">
                <text:p>1458.0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62.07">
                <text:p>1462.0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66.08">
                <text:p>1466.0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70.09">
                <text:p>1470.0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74.1">
                <text:p>1474.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78.1">
                <text:p>1478.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82.11">
                <text:p>1482.1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86.12">
                <text:p>1486.1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90.13">
                <text:p>1490.1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94.13">
                <text:p>1494.1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98.14">
                <text:p>1498.1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02.15">
                <text:p>1502.1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06.16">
                <text:p>1506.1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10.17">
                <text:p>1510.1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14.17">
                <text:p>1514.1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18.18">
                <text:p>1518.1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22.19">
                <text:p>1522.1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26.2">
                <text:p>1526.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30.21">
                <text:p>1530.2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34.21">
                <text:p>1534.2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38.22">
                <text:p>1538.2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542.23">
                <text:p>1542.2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546.24">
                <text:p>1546.2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50.24">
                <text:p>1550.24</text:p>
              </table:table-cell>
              <table:table-cell office:value-type="float" office:value="999.996083574334">
                <text:p>999.99608357433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54.25">
                <text:p>1554.25</text:p>
              </table:table-cell>
              <table:table-cell office:value-type="float" office:value="999.991194333275">
                <text:p>999.9911943332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58.26">
                <text:p>1558.26</text:p>
              </table:table-cell>
              <table:table-cell office:value-type="float" office:value="999.980894362159">
                <text:p>999.98089436215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62.27">
                <text:p>1562.27</text:p>
              </table:table-cell>
              <table:table-cell office:value-type="float" office:value="999.959997440627">
                <text:p>999.95999744062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66.28">
                <text:p>1566.28</text:p>
              </table:table-cell>
              <table:table-cell office:value-type="float" office:value="999.919175885312">
                <text:p>999.9191758853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70.28">
                <text:p>1570.28</text:p>
              </table:table-cell>
              <table:table-cell office:value-type="float" office:value="999.842412750874">
                <text:p>999.84241275087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74.29">
                <text:p>1574.29</text:p>
              </table:table-cell>
              <table:table-cell office:value-type="float" office:value="999.70349765456">
                <text:p>999.703497654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78.3">
                <text:p>1578.3</text:p>
              </table:table-cell>
              <table:table-cell office:value-type="float" office:value="999.461653204484">
                <text:p>999.4616532044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82.31">
                <text:p>1582.31</text:p>
              </table:table-cell>
              <table:table-cell office:value-type="float" office:value="999.056758127248">
                <text:p>999.05675812724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86.31">
                <text:p>1586.31</text:p>
              </table:table-cell>
              <table:table-cell office:value-type="float" office:value="998.405182649113">
                <text:p>998.4051826491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90.32">
                <text:p>1590.32</text:p>
              </table:table-cell>
              <table:table-cell office:value-type="float" office:value="997.397889276499">
                <text:p>997.39788927649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94.33">
                <text:p>1594.33</text:p>
              </table:table-cell>
              <table:table-cell office:value-type="float" office:value="995.902985193847">
                <text:p>995.9029851938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98.34">
                <text:p>1598.34</text:p>
              </table:table-cell>
              <table:table-cell office:value-type="float" office:value="993.775044733214">
                <text:p>993.7750447332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02.35">
                <text:p>1602.35</text:p>
              </table:table-cell>
              <table:table-cell office:value-type="float" office:value="990.872919588033">
                <text:p>990.8729195880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06.35">
                <text:p>1606.35</text:p>
              </table:table-cell>
              <table:table-cell office:value-type="float" office:value="987.08618801406">
                <text:p>987.0861880140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610.36">
                <text:p>1610.36</text:p>
              </table:table-cell>
              <table:table-cell office:value-type="float" office:value="982.367902366295">
                <text:p>982.3679023662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14.37">
                <text:p>1614.37</text:p>
              </table:table-cell>
              <table:table-cell office:value-type="float" office:value="976.768329184243">
                <text:p>976.7683291842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618.38">
                <text:p>1618.38</text:p>
              </table:table-cell>
              <table:table-cell office:value-type="float" office:value="970.461812086902">
                <text:p>970.46181208690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22.39">
                <text:p>1622.39</text:p>
              </table:table-cell>
              <table:table-cell office:value-type="float" office:value="963.757829995242">
                <text:p>963.75782999524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626.39">
                <text:p>1626.39</text:p>
              </table:table-cell>
              <table:table-cell office:value-type="float" office:value="957.088719150225">
                <text:p>957.0887191502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30.4">
                <text:p>1630.4</text:p>
              </table:table-cell>
              <table:table-cell office:value-type="float" office:value="950.970698845406">
                <text:p>950.97069884540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34.41">
                <text:p>1634.41</text:p>
              </table:table-cell>
              <table:table-cell office:value-type="float" office:value="945.941141791954">
                <text:p>945.94114179195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38.42">
                <text:p>1638.42</text:p>
              </table:table-cell>
              <table:table-cell office:value-type="float" office:value="942.4818413119">
                <text:p>942.481841311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642.42">
                <text:p>1642.42</text:p>
              </table:table-cell>
              <table:table-cell office:value-type="float" office:value="940.94318501479">
                <text:p>940.943185014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646.43">
                <text:p>1646.43</text:p>
              </table:table-cell>
              <table:table-cell office:value-type="float" office:value="941.485700787792">
                <text:p>941.4857007877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50.44">
                <text:p>1650.44</text:p>
              </table:table-cell>
              <table:table-cell office:value-type="float" office:value="944.052467715687">
                <text:p>944.05246771568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54.45">
                <text:p>1654.45</text:p>
              </table:table-cell>
              <table:table-cell office:value-type="float" office:value="948.37895364008">
                <text:p>948.3789536400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58.46">
                <text:p>1658.46</text:p>
              </table:table-cell>
              <table:table-cell office:value-type="float" office:value="954.037926616289">
                <text:p>954.03792661628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662.46">
                <text:p>1662.46</text:p>
              </table:table-cell>
              <table:table-cell office:value-type="float" office:value="960.508888204905">
                <text:p>960.50888820490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66.47">
                <text:p>1666.47</text:p>
              </table:table-cell>
              <table:table-cell office:value-type="float" office:value="967.256428377026">
                <text:p>967.25642837702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670.48">
                <text:p>1670.48</text:p>
              </table:table-cell>
              <table:table-cell office:value-type="float" office:value="973.801303751881">
                <text:p>973.80130375188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674.49">
                <text:p>1674.49</text:p>
              </table:table-cell>
              <table:table-cell office:value-type="float" office:value="979.771659760884">
                <text:p>979.77165976088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78.49">
                <text:p>1678.49</text:p>
              </table:table-cell>
              <table:table-cell office:value-type="float" office:value="984.928108450424">
                <text:p>984.92810845042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82.5">
                <text:p>1682.5</text:p>
              </table:table-cell>
              <table:table-cell office:value-type="float" office:value="989.163171221348">
                <text:p>989.16317122134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86.51">
                <text:p>1686.51</text:p>
              </table:table-cell>
              <table:table-cell office:value-type="float" office:value="992.480939086232">
                <text:p>992.48093908623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90.52">
                <text:p>1690.52</text:p>
              </table:table-cell>
              <table:table-cell office:value-type="float" office:value="994.965551121952">
                <text:p>994.96555112195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94.53">
                <text:p>1694.53</text:p>
              </table:table-cell>
              <table:table-cell office:value-type="float" office:value="996.747126251075">
                <text:p>996.7471262510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98.53">
                <text:p>1698.53</text:p>
              </table:table-cell>
              <table:table-cell office:value-type="float" office:value="997.971806340697">
                <text:p>997.97180634069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02.54">
                <text:p>1702.54</text:p>
              </table:table-cell>
              <table:table-cell office:value-type="float" office:value="998.779666385919">
                <text:p>998.7796663859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706.55">
                <text:p>1706.55</text:p>
              </table:table-cell>
              <table:table-cell office:value-type="float" office:value="999.291443203835">
                <text:p>999.2914432038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710.56">
                <text:p>1710.56</text:p>
              </table:table-cell>
              <table:table-cell office:value-type="float" office:value="999.602993422323">
                <text:p>999.60299342232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714.57">
                <text:p>1714.57</text:p>
              </table:table-cell>
              <table:table-cell office:value-type="float" office:value="999.785341704213">
                <text:p>999.7853417042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718.57">
                <text:p>1718.57</text:p>
              </table:table-cell>
              <table:table-cell office:value-type="float" office:value="999.887998305735">
                <text:p>999.88799830573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722.58">
                <text:p>1722.58</text:p>
              </table:table-cell>
              <table:table-cell office:value-type="float" office:value="999.943606578087">
                <text:p>999.94360657808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726.59">
                <text:p>1726.59</text:p>
              </table:table-cell>
              <table:table-cell office:value-type="float" office:value="999.972599452276">
                <text:p>999.97259945227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730.6">
                <text:p>1730.6</text:p>
              </table:table-cell>
              <table:table-cell office:value-type="float" office:value="999.987152548677">
                <text:p>999.98715254867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734.6">
                <text:p>1734.6</text:p>
              </table:table-cell>
              <table:table-cell office:value-type="float" office:value="999.994186982131">
                <text:p>999.99418698213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738.61">
                <text:p>1738.6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742.62">
                <text:p>1742.6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746.63">
                <text:p>1746.6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750.64">
                <text:p>1750.6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754.64">
                <text:p>1754.6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758.65">
                <text:p>1758.6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62.66">
                <text:p>1762.6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66.67">
                <text:p>1766.6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70.67">
                <text:p>1770.6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74.68">
                <text:p>1774.6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78.69">
                <text:p>1778.6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82.7">
                <text:p>1782.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86.71">
                <text:p>1786.7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90.71">
                <text:p>1790.7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94.72">
                <text:p>1794.7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98.73">
                <text:p>1798.7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802.74">
                <text:p>1802.7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806.74">
                <text:p>1806.7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810.75">
                <text:p>1810.7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814.76">
                <text:p>1814.7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818.77">
                <text:p>1818.7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822.78">
                <text:p>1822.7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826.78">
                <text:p>1826.7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830.79">
                <text:p>1830.7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834.8">
                <text:p>1834.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838.81">
                <text:p>1838.8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42.82">
                <text:p>1842.8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46.82">
                <text:p>1846.8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50.83">
                <text:p>1850.8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54.84">
                <text:p>1854.8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58.85">
                <text:p>1858.8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62.85">
                <text:p>1862.8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66.86">
                <text:p>1866.8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70.87">
                <text:p>1870.8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74.88">
                <text:p>1874.8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78.89">
                <text:p>1878.8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82.89">
                <text:p>1882.8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86.9">
                <text:p>1886.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90.91">
                <text:p>1890.9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94.92">
                <text:p>1894.9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98.92">
                <text:p>1898.9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902.93">
                <text:p>1902.9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906.94">
                <text:p>1906.9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910.95">
                <text:p>1910.9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14.96">
                <text:p>1914.9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18.96">
                <text:p>1918.9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22.97">
                <text:p>1922.9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26.98">
                <text:p>1926.9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30.99">
                <text:p>1930.9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35">
                <text:p>19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39">
                <text:p>193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43.01">
                <text:p>1943.0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47.02">
                <text:p>1947.0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51.03">
                <text:p>1951.0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55.03">
                <text:p>1955.0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59.04">
                <text:p>1959.0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63.05">
                <text:p>1963.0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67.06">
                <text:p>1967.0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71.07">
                <text:p>1971.0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75.07">
                <text:p>1975.0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79.08">
                <text:p>1979.0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83.09">
                <text:p>1983.0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87.1">
                <text:p>1987.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91.1">
                <text:p>1991.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95.11">
                <text:p>1995.1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99.12">
                <text:p>1999.1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03.13">
                <text:p>2003.1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07.14">
                <text:p>2007.1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11.14">
                <text:p>2011.1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15.15">
                <text:p>2015.1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19.16">
                <text:p>2019.1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23.17">
                <text:p>2023.1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27.17">
                <text:p>2027.1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31.18">
                <text:p>2031.1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35.19">
                <text:p>2035.1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39.2">
                <text:p>2039.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43.21">
                <text:p>2043.2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47.21">
                <text:p>2047.2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51.22">
                <text:p>2051.2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55.23">
                <text:p>2055.2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59.24">
                <text:p>2059.2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63.25">
                <text:p>2063.2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67.25">
                <text:p>2067.2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71.26">
                <text:p>2071.2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75.27">
                <text:p>2075.2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79.28">
                <text:p>2079.2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083.28">
                <text:p>2083.2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87.29">
                <text:p>2087.2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091.3">
                <text:p>2091.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095.31">
                <text:p>2095.3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099.32">
                <text:p>2099.3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103.32">
                <text:p>2103.3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107.33">
                <text:p>2107.3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111.34">
                <text:p>2111.3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115.35">
                <text:p>2115.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119.35">
                <text:p>2119.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123.36">
                <text:p>2123.3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127.37">
                <text:p>2127.3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131.38">
                <text:p>2131.3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135.39">
                <text:p>2135.3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139.39">
                <text:p>2139.3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43.4">
                <text:p>2143.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147.41">
                <text:p>2147.4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151.42">
                <text:p>2151.4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155.43">
                <text:p>2155.4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159.43">
                <text:p>2159.4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163.44">
                <text:p>2163.4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167.45">
                <text:p>2167.4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171.46">
                <text:p>2171.4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175.46">
                <text:p>2175.4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179.47">
                <text:p>2179.4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183.48">
                <text:p>2183.4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187.49">
                <text:p>2187.4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191.5">
                <text:p>2191.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195.5">
                <text:p>2195.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199.51">
                <text:p>2199.5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03.52">
                <text:p>2203.5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207.53">
                <text:p>2207.5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211.53">
                <text:p>2211.5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15.54">
                <text:p>2215.5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219.55">
                <text:p>2219.5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223.56">
                <text:p>2223.5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227.57">
                <text:p>2227.5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231.57">
                <text:p>2231.5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235.58">
                <text:p>2235.5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239.59">
                <text:p>2239.5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243.6">
                <text:p>2243.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247.61">
                <text:p>2247.6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251.61">
                <text:p>2251.6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255.62">
                <text:p>2255.6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259.63">
                <text:p>2259.6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263.64">
                <text:p>2263.6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267.64">
                <text:p>2267.6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271.65">
                <text:p>2271.6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275.66">
                <text:p>2275.6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279.67">
                <text:p>2279.6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283.68">
                <text:p>2283.6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287.68">
                <text:p>2287.6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291.69">
                <text:p>2291.6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295.7">
                <text:p>2295.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299.71">
                <text:p>2299.7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303.71">
                <text:p>2303.7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07.72">
                <text:p>2307.7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311.73">
                <text:p>2311.7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315.74">
                <text:p>2315.7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319.75">
                <text:p>2319.7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323.75">
                <text:p>2323.7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327.76">
                <text:p>2327.7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331.77">
                <text:p>2331.7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335.78">
                <text:p>2335.7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339.78">
                <text:p>2339.7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343.79">
                <text:p>2343.7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347.8">
                <text:p>2347.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351.81">
                <text:p>2351.8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355.82">
                <text:p>2355.8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359.82">
                <text:p>2359.8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363.83">
                <text:p>2363.8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367.84">
                <text:p>2367.8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371.85">
                <text:p>2371.8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375.86">
                <text:p>2375.8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379.86">
                <text:p>2379.8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383.87">
                <text:p>2383.8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387.88">
                <text:p>2387.8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391.89">
                <text:p>2391.8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395.89">
                <text:p>2395.8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399.9">
                <text:p>2399.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403.91">
                <text:p>2403.9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407.92">
                <text:p>2407.9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411.93">
                <text:p>2411.9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415.93">
                <text:p>2415.9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419.94">
                <text:p>2419.9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423.95">
                <text:p>2423.9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427.96">
                <text:p>2427.9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431.96">
                <text:p>2431.9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435.97">
                <text:p>2435.9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439.98">
                <text:p>2439.9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443.99">
                <text:p>2443.9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448">
                <text:p>244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452">
                <text:p>245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456.01">
                <text:p>2456.0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460.02">
                <text:p>2460.0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464.03">
                <text:p>2464.0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468.04">
                <text:p>2468.0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472.04">
                <text:p>2472.0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476.05">
                <text:p>2476.0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480.06">
                <text:p>2480.0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484.07">
                <text:p>2484.0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488.07">
                <text:p>2488.0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492.08">
                <text:p>2492.0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496.09">
                <text:p>2496.0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500.1">
                <text:p>2500.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504.11">
                <text:p>2504.1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508.11">
                <text:p>2508.1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512.12">
                <text:p>2512.1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516.13">
                <text:p>2516.1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520.14">
                <text:p>2520.1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524.14">
                <text:p>2524.1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528.15">
                <text:p>2528.1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532.16">
                <text:p>2532.1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536.17">
                <text:p>2536.1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540.18">
                <text:p>2540.1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544.18">
                <text:p>2544.1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548.19">
                <text:p>2548.1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552.2">
                <text:p>2552.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556.21">
                <text:p>2556.2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560.22">
                <text:p>2560.2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564.22">
                <text:p>2564.2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568.23">
                <text:p>2568.2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572.24">
                <text:p>2572.2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576.25">
                <text:p>2576.2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580.25">
                <text:p>2580.2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584.26">
                <text:p>2584.2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588.27">
                <text:p>2588.2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592.28">
                <text:p>2592.2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596.29">
                <text:p>2596.2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600.29">
                <text:p>2600.2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604.3">
                <text:p>2604.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608.31">
                <text:p>2608.3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612.32">
                <text:p>2612.3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616.32">
                <text:p>2616.3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620.33">
                <text:p>2620.3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624.34">
                <text:p>2624.3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628.35">
                <text:p>2628.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632.36">
                <text:p>2632.3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636.36">
                <text:p>2636.3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640.37">
                <text:p>2640.3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644.38">
                <text:p>2644.3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648.39">
                <text:p>2648.3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652.39">
                <text:p>2652.3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656.4">
                <text:p>2656.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660.41">
                <text:p>2660.4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664.42">
                <text:p>2664.4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668.43">
                <text:p>2668.4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672.43">
                <text:p>2672.4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676.44">
                <text:p>2676.4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680.45">
                <text:p>2680.4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684.46">
                <text:p>2684.4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688.47">
                <text:p>2688.4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692.47">
                <text:p>2692.4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696.48">
                <text:p>2696.4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700.49">
                <text:p>2700.4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704.5">
                <text:p>2704.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708.5">
                <text:p>2708.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712.51">
                <text:p>2712.5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716.52">
                <text:p>2716.5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720.53">
                <text:p>2720.5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724.54">
                <text:p>2724.5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728.54">
                <text:p>2728.5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732.55">
                <text:p>2732.5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736.56">
                <text:p>2736.5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740.57">
                <text:p>2740.5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744.57">
                <text:p>2744.5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748.58">
                <text:p>2748.5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752.59">
                <text:p>2752.5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756.6">
                <text:p>2756.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760.61">
                <text:p>2760.6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764.61">
                <text:p>2764.6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768.62">
                <text:p>2768.6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772.63">
                <text:p>2772.6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776.64">
                <text:p>2776.6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780.65">
                <text:p>2780.6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784.65">
                <text:p>2784.6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788.66">
                <text:p>2788.6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792.67">
                <text:p>2792.6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796.68">
                <text:p>2796.6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800.68">
                <text:p>2800.6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804.69">
                <text:p>2804.6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808.7">
                <text:p>2808.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812.71">
                <text:p>2812.7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816.72">
                <text:p>2816.7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820.72">
                <text:p>2820.7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824.73">
                <text:p>2824.7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828.74">
                <text:p>2828.7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832.75">
                <text:p>2832.7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836.75">
                <text:p>2836.7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840.76">
                <text:p>2840.7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844.77">
                <text:p>2844.7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848.78">
                <text:p>2848.7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852.79">
                <text:p>2852.7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856.79">
                <text:p>2856.7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860.8">
                <text:p>2860.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864.81">
                <text:p>2864.8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868.82">
                <text:p>2868.8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872.83">
                <text:p>2872.8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876.83">
                <text:p>2876.8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880.84">
                <text:p>2880.8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884.85">
                <text:p>2884.8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888.86">
                <text:p>2888.8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892.86">
                <text:p>2892.8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896.87">
                <text:p>2896.8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900.88">
                <text:p>2900.8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904.89">
                <text:p>2904.8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908.9">
                <text:p>2908.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912.9">
                <text:p>2912.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916.91">
                <text:p>2916.9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920.92">
                <text:p>2920.9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924.93">
                <text:p>2924.9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928.93">
                <text:p>2928.9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932.94">
                <text:p>2932.9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936.95">
                <text:p>2936.9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940.96">
                <text:p>2940.9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944.97">
                <text:p>2944.9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948.97">
                <text:p>2948.9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952.98">
                <text:p>2952.9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956.99">
                <text:p>2956.9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961">
                <text:p>296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965">
                <text:p>296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969.01">
                <text:p>2969.0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973.02">
                <text:p>2973.0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977.03">
                <text:p>2977.0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981.04">
                <text:p>2981.0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985.04">
                <text:p>2985.0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989.05">
                <text:p>2989.0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993.06">
                <text:p>2993.0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997.07">
                <text:p>2997.0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001.08">
                <text:p>3001.0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005.08">
                <text:p>3005.0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009.09">
                <text:p>3009.0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013.1">
                <text:p>3013.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017.11">
                <text:p>3017.1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021.11">
                <text:p>3021.1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025.12">
                <text:p>3025.1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029.13">
                <text:p>3029.1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033.14">
                <text:p>3033.1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037.15">
                <text:p>3037.1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041.15">
                <text:p>3041.1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045.16">
                <text:p>3045.1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049.17">
                <text:p>3049.1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053.18">
                <text:p>3053.1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057.18">
                <text:p>3057.1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061.19">
                <text:p>3061.1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065.2">
                <text:p>3065.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069.21">
                <text:p>3069.2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073.22">
                <text:p>3073.2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077.22">
                <text:p>3077.2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081.23">
                <text:p>3081.2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085.24">
                <text:p>3085.2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089.25">
                <text:p>3089.2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093.26">
                <text:p>3093.2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097.26">
                <text:p>3097.2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101.27">
                <text:p>3101.2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105.28">
                <text:p>3105.2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109.29">
                <text:p>3109.2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113.29">
                <text:p>3113.2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117.3">
                <text:p>3117.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121.31">
                <text:p>3121.3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125.32">
                <text:p>3125.3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129.33">
                <text:p>3129.3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133.33">
                <text:p>3133.3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137.34">
                <text:p>3137.3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141.35">
                <text:p>3141.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145.36">
                <text:p>3145.3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149.36">
                <text:p>3149.3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153.37">
                <text:p>3153.3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157.38">
                <text:p>3157.3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161.39">
                <text:p>3161.3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165.4">
                <text:p>3165.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169.4">
                <text:p>3169.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173.41">
                <text:p>3173.4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177.42">
                <text:p>3177.4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181.43">
                <text:p>3181.4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185.43">
                <text:p>3185.4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189.44">
                <text:p>3189.4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193.45">
                <text:p>3193.4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197.46">
                <text:p>3197.4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201.47">
                <text:p>3201.4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205.47">
                <text:p>3205.4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209.48">
                <text:p>3209.4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213.49">
                <text:p>3213.4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217.5">
                <text:p>3217.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221.51">
                <text:p>3221.5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225.51">
                <text:p>3225.5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229.52">
                <text:p>3229.5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233.53">
                <text:p>3233.5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237.54">
                <text:p>3237.5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241.54">
                <text:p>3241.5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245.55">
                <text:p>3245.5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249.56">
                <text:p>3249.5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253.57">
                <text:p>3253.5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257.58">
                <text:p>3257.5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261.58">
                <text:p>3261.5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265.59">
                <text:p>3265.5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269.6">
                <text:p>3269.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273.61">
                <text:p>3273.6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277.61">
                <text:p>3277.6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281.62">
                <text:p>3281.6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285.63">
                <text:p>3285.6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289.64">
                <text:p>3289.6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293.65">
                <text:p>3293.6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297.65">
                <text:p>3297.6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301.66">
                <text:p>3301.6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305.67">
                <text:p>3305.6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309.68">
                <text:p>3309.6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313.69">
                <text:p>3313.6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317.69">
                <text:p>3317.6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321.7">
                <text:p>3321.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325.71">
                <text:p>3325.7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329.72">
                <text:p>3329.7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333.72">
                <text:p>3333.7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337.73">
                <text:p>3337.7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341.74">
                <text:p>3341.7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345.75">
                <text:p>3345.7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349.76">
                <text:p>3349.7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353.76">
                <text:p>3353.7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357.77">
                <text:p>3357.7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361.78">
                <text:p>3361.7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365.79">
                <text:p>3365.7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369.79">
                <text:p>3369.7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373.8">
                <text:p>3373.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377.81">
                <text:p>3377.8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381.82">
                <text:p>3381.8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385.83">
                <text:p>3385.8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389.83">
                <text:p>3389.8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393.84">
                <text:p>3393.8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397.85">
                <text:p>3397.8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401.86">
                <text:p>3401.8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405.87">
                <text:p>3405.8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409.87">
                <text:p>3409.8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413.88">
                <text:p>3413.8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417.89">
                <text:p>3417.8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421.9">
                <text:p>3421.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425.9">
                <text:p>3425.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429.91">
                <text:p>3429.9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433.92">
                <text:p>3433.9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437.93">
                <text:p>3437.9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441.94">
                <text:p>3441.9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445.94">
                <text:p>3445.9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449.95">
                <text:p>3449.9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453.96">
                <text:p>3453.9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457.97">
                <text:p>3457.9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461.97">
                <text:p>3461.9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465.98">
                <text:p>3465.9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469.99">
                <text:p>3469.9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474">
                <text:p>347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478.01">
                <text:p>3478.0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482.01">
                <text:p>3482.0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486.02">
                <text:p>3486.0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490.03">
                <text:p>3490.0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494.04">
                <text:p>3494.0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498.04">
                <text:p>3498.0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502.05">
                <text:p>3502.0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506.06">
                <text:p>3506.0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510.07">
                <text:p>3510.0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514.08">
                <text:p>3514.0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518.08">
                <text:p>3518.0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522.09">
                <text:p>3522.0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526.1">
                <text:p>3526.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530.11">
                <text:p>3530.1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534.12">
                <text:p>3534.1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538.12">
                <text:p>3538.1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542.13">
                <text:p>3542.1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546.14">
                <text:p>3546.1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550.15">
                <text:p>3550.1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554.15">
                <text:p>3554.1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558.16">
                <text:p>3558.1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562.17">
                <text:p>3562.1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566.18">
                <text:p>3566.1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570.19">
                <text:p>3570.1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574.19">
                <text:p>3574.1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578.2">
                <text:p>3578.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582.21">
                <text:p>3582.2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586.22">
                <text:p>3586.2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590.22">
                <text:p>3590.2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594.23">
                <text:p>3594.2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598.24">
                <text:p>3598.2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602.25">
                <text:p>3602.2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606.26">
                <text:p>3606.2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610.26">
                <text:p>3610.2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614.27">
                <text:p>3614.2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618.28">
                <text:p>3618.2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622.29">
                <text:p>3622.2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626.3">
                <text:p>3626.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630.3">
                <text:p>3630.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634.31">
                <text:p>3634.3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638.32">
                <text:p>3638.3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642.33">
                <text:p>3642.3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646.33">
                <text:p>3646.3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650.34">
                <text:p>3650.3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654.35">
                <text:p>3654.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658.36">
                <text:p>3658.3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662.37">
                <text:p>3662.3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666.37">
                <text:p>3666.3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670.38">
                <text:p>3670.3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674.39">
                <text:p>3674.3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678.4">
                <text:p>3678.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682.4">
                <text:p>3682.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686.41">
                <text:p>3686.4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690.42">
                <text:p>3690.4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694.43">
                <text:p>3694.4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698.44">
                <text:p>3698.4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702.44">
                <text:p>3702.4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706.45">
                <text:p>3706.4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710.46">
                <text:p>3710.4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714.47">
                <text:p>3714.4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718.48">
                <text:p>3718.4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722.48">
                <text:p>3722.4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726.49">
                <text:p>3726.4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730.5">
                <text:p>3730.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734.51">
                <text:p>3734.5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738.51">
                <text:p>3738.5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742.52">
                <text:p>3742.5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746.53">
                <text:p>3746.5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750.54">
                <text:p>3750.5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754.55">
                <text:p>3754.5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758.55">
                <text:p>3758.5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762.56">
                <text:p>3762.5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766.57">
                <text:p>3766.5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770.58">
                <text:p>3770.5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774.58">
                <text:p>3774.58</text:p>
              </table:table-cell>
              <table:table-cell office:value-type="float" office:value="999.999374923105">
                <text:p>999.99937492310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778.59">
                <text:p>3778.59</text:p>
              </table:table-cell>
              <table:table-cell office:value-type="float" office:value="999.998596331278">
                <text:p>999.99859633127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782.6">
                <text:p>3782.6</text:p>
              </table:table-cell>
              <table:table-cell office:value-type="float" office:value="999.996958255442">
                <text:p>999.99695825544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786.61">
                <text:p>3786.61</text:p>
              </table:table-cell>
              <table:table-cell office:value-type="float" office:value="999.993639257751">
                <text:p>999.99363925775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790.62">
                <text:p>3790.62</text:p>
              </table:table-cell>
              <table:table-cell office:value-type="float" office:value="999.987164292984">
                <text:p>999.98716429298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794.62">
                <text:p>3794.62</text:p>
              </table:table-cell>
              <table:table-cell office:value-type="float" office:value="999.975004678109">
                <text:p>999.97500467810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798.63">
                <text:p>3798.63</text:p>
              </table:table-cell>
              <table:table-cell office:value-type="float" office:value="999.953029561678">
                <text:p>999.95302956167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802.64">
                <text:p>3802.64</text:p>
              </table:table-cell>
              <table:table-cell office:value-type="float" office:value="999.914823962467">
                <text:p>999.91482396246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806.65">
                <text:p>3806.65</text:p>
              </table:table-cell>
              <table:table-cell office:value-type="float" office:value="999.850948211239">
                <text:p>999.85094821123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810.65">
                <text:p>3810.65</text:p>
              </table:table-cell>
              <table:table-cell office:value-type="float" office:value="999.748299607544">
                <text:p>999.74829960754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814.66">
                <text:p>3814.66</text:p>
              </table:table-cell>
              <table:table-cell office:value-type="float" office:value="999.589836005893">
                <text:p>999.58983600589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818.67">
                <text:p>3818.67</text:p>
              </table:table-cell>
              <table:table-cell office:value-type="float" office:value="999.355002375975">
                <text:p>999.35500237597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822.68">
                <text:p>3822.68</text:p>
              </table:table-cell>
              <table:table-cell office:value-type="float" office:value="999.021218760427">
                <text:p>999.02121876042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826.69">
                <text:p>3826.69</text:p>
              </table:table-cell>
              <table:table-cell office:value-type="float" office:value="998.566690105939">
                <text:p>998.56669010593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830.69">
                <text:p>3830.69</text:p>
              </table:table-cell>
              <table:table-cell office:value-type="float" office:value="997.974550117755">
                <text:p>997.97455011775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834.7">
                <text:p>3834.7</text:p>
              </table:table-cell>
              <table:table-cell office:value-type="float" office:value="997.237960757866">
                <text:p>997.23796075786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838.71">
                <text:p>3838.71</text:p>
              </table:table-cell>
              <table:table-cell office:value-type="float" office:value="996.365328813294">
                <text:p>996.36532881329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842.72">
                <text:p>3842.72</text:p>
              </table:table-cell>
              <table:table-cell office:value-type="float" office:value="995.384408634392">
                <text:p>995.38440863439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846.73">
                <text:p>3846.73</text:p>
              </table:table-cell>
              <table:table-cell office:value-type="float" office:value="994.343907324951">
                <text:p>994.34390732495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850.73">
                <text:p>3850.73</text:p>
              </table:table-cell>
              <table:table-cell office:value-type="float" office:value="993.311440085384">
                <text:p>993.31144008538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854.74">
                <text:p>3854.74</text:p>
              </table:table-cell>
              <table:table-cell office:value-type="float" office:value="992.367344390446">
                <text:p>992.36734439044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858.75">
                <text:p>3858.75</text:p>
              </table:table-cell>
              <table:table-cell office:value-type="float" office:value="991.594846425094">
                <text:p>991.59484642509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862.76">
                <text:p>3862.76</text:p>
              </table:table-cell>
              <table:table-cell office:value-type="float" office:value="991.068126175251">
                <text:p>991.06812617525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866.76">
                <text:p>3866.76</text:p>
              </table:table-cell>
              <table:table-cell office:value-type="float" office:value="990.84061221672">
                <text:p>990.8406122167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870.77">
                <text:p>3870.77</text:p>
              </table:table-cell>
              <table:table-cell office:value-type="float" office:value="990.93605516793">
                <text:p>990.9360551679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874.78">
                <text:p>3874.78</text:p>
              </table:table-cell>
              <table:table-cell office:value-type="float" office:value="991.341589636733">
                <text:p>991.34158963673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878.79">
                <text:p>3878.79</text:p>
              </table:table-cell>
              <table:table-cell office:value-type="float" office:value="992.017345309231">
                <text:p>992.01734530923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882.8">
                <text:p>3882.8</text:p>
              </table:table-cell>
              <table:table-cell office:value-type="float" office:value="992.893180864548">
                <text:p>992.89318086454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886.8">
                <text:p>3886.8</text:p>
              </table:table-cell>
              <table:table-cell office:value-type="float" office:value="993.88443011723">
                <text:p>993.8844301172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890.81">
                <text:p>3890.81</text:p>
              </table:table-cell>
              <table:table-cell office:value-type="float" office:value="994.901635410228">
                <text:p>994.90163541022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894.82">
                <text:p>3894.82</text:p>
              </table:table-cell>
              <table:table-cell office:value-type="float" office:value="995.859739264467">
                <text:p>995.85973926446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898.83">
                <text:p>3898.83</text:p>
              </table:table-cell>
              <table:table-cell office:value-type="float" office:value="996.683514934289">
                <text:p>996.68351493428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902.83">
                <text:p>3902.83</text:p>
              </table:table-cell>
              <table:table-cell office:value-type="float" office:value="997.308380357489">
                <text:p>997.30838035748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906.84">
                <text:p>3906.84</text:p>
              </table:table-cell>
              <table:table-cell office:value-type="float" office:value="997.677054587827">
                <text:p>997.67705458782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910.85">
                <text:p>3910.85</text:p>
              </table:table-cell>
              <table:table-cell office:value-type="float" office:value="997.733704683342">
                <text:p>997.73370468334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914.86">
                <text:p>3914.86</text:p>
              </table:table-cell>
              <table:table-cell office:value-type="float" office:value="997.418060344405">
                <text:p>997.41806034440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918.87">
                <text:p>3918.87</text:p>
              </table:table-cell>
              <table:table-cell office:value-type="float" office:value="996.662294254827">
                <text:p>996.66229425482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922.87">
                <text:p>3922.87</text:p>
              </table:table-cell>
              <table:table-cell office:value-type="float" office:value="995.393189332602">
                <text:p>995.39318933260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926.88">
                <text:p>3926.88</text:p>
              </table:table-cell>
              <table:table-cell office:value-type="float" office:value="993.541193580987">
                <text:p>993.54119358098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930.89">
                <text:p>3930.89</text:p>
              </table:table-cell>
              <table:table-cell office:value-type="float" office:value="991.056419694977">
                <text:p>991.05641969497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934.9">
                <text:p>3934.9</text:p>
              </table:table-cell>
              <table:table-cell office:value-type="float" office:value="987.929637520865">
                <text:p>987.92963752086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938.91">
                <text:p>3938.91</text:p>
              </table:table-cell>
              <table:table-cell office:value-type="float" office:value="984.2141997942">
                <text:p>984.214199794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942.91">
                <text:p>3942.91</text:p>
              </table:table-cell>
              <table:table-cell office:value-type="float" office:value="980.043217942256">
                <text:p>980.04321794225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946.92">
                <text:p>3946.92</text:p>
              </table:table-cell>
              <table:table-cell office:value-type="float" office:value="975.635846048416">
                <text:p>975.63584604841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950.93">
                <text:p>3950.93</text:p>
              </table:table-cell>
              <table:table-cell office:value-type="float" office:value="971.287773905668">
                <text:p>971.28777390566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954.94">
                <text:p>3954.94</text:p>
              </table:table-cell>
              <table:table-cell office:value-type="float" office:value="967.344076871698">
                <text:p>967.34407687169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958.94">
                <text:p>3958.94</text:p>
              </table:table-cell>
              <table:table-cell office:value-type="float" office:value="964.156890626876">
                <text:p>964.15689062687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962.95">
                <text:p>3962.95</text:p>
              </table:table-cell>
              <table:table-cell office:value-type="float" office:value="962.035220382969">
                <text:p>962.03522038296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966.96">
                <text:p>3966.96</text:p>
              </table:table-cell>
              <table:table-cell office:value-type="float" office:value="961.194467734243">
                <text:p>961.19446773424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970.97">
                <text:p>3970.97</text:p>
              </table:table-cell>
              <table:table-cell office:value-type="float" office:value="961.723400617542">
                <text:p>961.72340061754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974.98">
                <text:p>3974.98</text:p>
              </table:table-cell>
              <table:table-cell office:value-type="float" office:value="963.56657590484">
                <text:p>963.5665759048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978.98">
                <text:p>3978.98</text:p>
              </table:table-cell>
              <table:table-cell office:value-type="float" office:value="966.534788657728">
                <text:p>966.53478865772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982.99">
                <text:p>3982.99</text:p>
              </table:table-cell>
              <table:table-cell office:value-type="float" office:value="970.33706668634">
                <text:p>970.3370666863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987">
                <text:p>3987</text:p>
              </table:table-cell>
              <table:table-cell office:value-type="float" office:value="974.627599431184">
                <text:p>974.62759943118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991.01">
                <text:p>3991.01</text:p>
              </table:table-cell>
              <table:table-cell office:value-type="float" office:value="979.057141254334">
                <text:p>979.05714125433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995.01">
                <text:p>3995.01</text:p>
              </table:table-cell>
              <table:table-cell office:value-type="float" office:value="983.318415171033">
                <text:p>983.31841517103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999.02">
                <text:p>3999.02</text:p>
              </table:table-cell>
              <table:table-cell office:value-type="float" office:value="987.177710045721">
                <text:p>987.17771004572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003.03">
                <text:p>4003.03</text:p>
              </table:table-cell>
              <table:table-cell office:value-type="float" office:value="990.489117437707">
                <text:p>990.48911743770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007.04">
                <text:p>4007.04</text:p>
              </table:table-cell>
              <table:table-cell office:value-type="float" office:value="993.192259617551">
                <text:p>993.19225961755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011.05">
                <text:p>4011.05</text:p>
              </table:table-cell>
              <table:table-cell office:value-type="float" office:value="995.297680956133">
                <text:p>995.29768095613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015.05">
                <text:p>4015.05</text:p>
              </table:table-cell>
              <table:table-cell office:value-type="float" office:value="996.865645321749">
                <text:p>996.86564532174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019.06">
                <text:p>4019.06</text:p>
              </table:table-cell>
              <table:table-cell office:value-type="float" office:value="997.983904378425">
                <text:p>997.98390437842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023.07">
                <text:p>4023.07</text:p>
              </table:table-cell>
              <table:table-cell office:value-type="float" office:value="998.748585869883">
                <text:p>998.74858586988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027.08">
                <text:p>4027.08</text:p>
              </table:table-cell>
              <table:table-cell office:value-type="float" office:value="999.250420116498">
                <text:p>999.25042011649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031.09">
                <text:p>4031.09</text:p>
              </table:table-cell>
              <table:table-cell office:value-type="float" office:value="999.566726894714">
                <text:p>999.56672689471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035.09">
                <text:p>4035.09</text:p>
              </table:table-cell>
              <table:table-cell office:value-type="float" office:value="999.7583245805">
                <text:p>999.758324580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039.1">
                <text:p>4039.1</text:p>
              </table:table-cell>
              <table:table-cell office:value-type="float" office:value="999.869914116486">
                <text:p>999.86991411648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043.11">
                <text:p>4043.11</text:p>
              </table:table-cell>
              <table:table-cell office:value-type="float" office:value="999.93242986273">
                <text:p>999.9324298627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047.12">
                <text:p>4047.12</text:p>
              </table:table-cell>
              <table:table-cell office:value-type="float" office:value="999.966130688219">
                <text:p>999.96613068821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051.12">
                <text:p>4051.12</text:p>
              </table:table-cell>
              <table:table-cell office:value-type="float" office:value="999.983617322459">
                <text:p>999.98361732245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055.13">
                <text:p>4055.13</text:p>
              </table:table-cell>
              <table:table-cell office:value-type="float" office:value="999.992353013301">
                <text:p>999.99235301330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059.14">
                <text:p>4059.14</text:p>
              </table:table-cell>
              <table:table-cell office:value-type="float" office:value="999.996555527459">
                <text:p>999.99655552745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063.15">
                <text:p>4063.1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067.16">
                <text:p>4067.1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071.16">
                <text:p>4071.1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075.17">
                <text:p>4075.1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079.18">
                <text:p>4079.1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083.19">
                <text:p>4083.1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087.19">
                <text:p>4087.1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091.2">
                <text:p>4091.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095.21">
                <text:p>4095.2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099.22">
                <text:p>4099.2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103.23">
                <text:p>4103.2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107.23">
                <text:p>4107.2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111.24">
                <text:p>4111.2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115.25">
                <text:p>4115.2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119.26">
                <text:p>4119.2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123.26">
                <text:p>4123.2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127.27">
                <text:p>4127.2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131.28">
                <text:p>4131.2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135.29">
                <text:p>4135.2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139.3">
                <text:p>4139.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143.3">
                <text:p>4143.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147.31">
                <text:p>4147.3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151.32">
                <text:p>4151.3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155.33">
                <text:p>4155.3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159.34">
                <text:p>4159.3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163.34">
                <text:p>4163.3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167.35">
                <text:p>4167.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171.36">
                <text:p>4171.3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175.37">
                <text:p>4175.3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179.37">
                <text:p>4179.3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183.38">
                <text:p>4183.3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187.39">
                <text:p>4187.3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191.4">
                <text:p>4191.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195.41">
                <text:p>4195.4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199.41">
                <text:p>4199.4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203.42">
                <text:p>4203.4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207.43">
                <text:p>4207.4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211.44">
                <text:p>4211.4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215.44">
                <text:p>4215.4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219.45">
                <text:p>4219.4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223.46">
                <text:p>4223.4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227.47">
                <text:p>4227.4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231.48">
                <text:p>4231.4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235.48">
                <text:p>4235.4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239.49">
                <text:p>4239.4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243.5">
                <text:p>4243.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247.51">
                <text:p>4247.5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251.52">
                <text:p>4251.5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255.52">
                <text:p>4255.5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259.53">
                <text:p>4259.5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263.54">
                <text:p>4263.5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267.55">
                <text:p>4267.5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271.55">
                <text:p>4271.5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275.56">
                <text:p>4275.5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279.57">
                <text:p>4279.5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283.58">
                <text:p>4283.5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287.59">
                <text:p>4287.5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291.59">
                <text:p>4291.5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295.6">
                <text:p>4295.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299.61">
                <text:p>4299.6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303.62">
                <text:p>4303.6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307.62">
                <text:p>4307.6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311.63">
                <text:p>4311.6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315.64">
                <text:p>4315.6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319.65">
                <text:p>4319.6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323.66">
                <text:p>4323.6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327.66">
                <text:p>4327.6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331.67">
                <text:p>4331.6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335.68">
                <text:p>4335.6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339.69">
                <text:p>4339.6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343.7">
                <text:p>4343.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347.7">
                <text:p>4347.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351.71">
                <text:p>4351.7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355.72">
                <text:p>4355.7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359.73">
                <text:p>4359.7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363.73">
                <text:p>4363.7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367.74">
                <text:p>4367.7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371.75">
                <text:p>4371.7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375.76">
                <text:p>4375.7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379.77">
                <text:p>4379.7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383.77">
                <text:p>4383.7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387.78">
                <text:p>4387.7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391.79">
                <text:p>4391.7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395.8">
                <text:p>4395.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399.8">
                <text:p>4399.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403.81">
                <text:p>4403.8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407.82">
                <text:p>4407.8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4411.83">
                <text:p>4411.8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4415.84">
                <text:p>4415.8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4419.84">
                <text:p>4419.8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4423.85">
                <text:p>4423.8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4427.86">
                <text:p>4427.8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4431.87">
                <text:p>4431.8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4435.87">
                <text:p>4435.8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439.88">
                <text:p>4439.8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4443.89">
                <text:p>4443.8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4447.9">
                <text:p>4447.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4451.91">
                <text:p>4451.9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4455.91">
                <text:p>4455.9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4459.92">
                <text:p>4459.9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4463.93">
                <text:p>4463.9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4467.94">
                <text:p>4467.9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4471.95">
                <text:p>4471.9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4475.95">
                <text:p>4475.9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4479.96">
                <text:p>4479.9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4483.97">
                <text:p>4483.9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4487.98">
                <text:p>4487.9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4491.98">
                <text:p>4491.9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4495.99">
                <text:p>4495.9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4500">
                <text:p>450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